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list-style-name="L1">
      <style:paragraph-properties fo:margin-top="0cm" fo:margin-bottom="0.499cm" loext:contextual-spacing="false"/>
    </style:style>
    <style:style style:name="P2" style:family="paragraph" style:parent-style-name="Preformatted_20_Text" style:list-style-name="L2">
      <style:paragraph-properties fo:margin-top="0cm" fo:margin-bottom="0.499cm" loext:contextual-spacing="false"/>
    </style:style>
    <style:style style:name="P3" style:family="paragraph" style:parent-style-name="Preformatted_20_Text" style:list-style-name="L3">
      <style:paragraph-properties fo:margin-top="0cm" fo:margin-bottom="0.499cm" loext:contextual-spacing="false"/>
    </style:style>
    <style:style style:name="P4" style:family="paragraph" style:parent-style-name="Preformatted_20_Text" style:list-style-name="L4">
      <style:paragraph-properties fo:margin-top="0cm" fo:margin-bottom="0.499cm" loext:contextual-spacing="false"/>
    </style:style>
    <style:style style:name="P5" style:family="paragraph" style:parent-style-name="Preformatted_20_Text" style:list-style-name="L5">
      <style:paragraph-properties fo:margin-top="0cm" fo:margin-bottom="0.499cm" loext:contextual-spacing="false"/>
    </style:style>
    <style:style style:name="P6" style:family="paragraph" style:parent-style-name="Preformatted_20_Text" style:list-style-name="L6">
      <style:paragraph-properties fo:margin-top="0cm" fo:margin-bottom="0.499cm" loext:contextual-spacing="false"/>
    </style:style>
    <style:style style:name="P7" style:family="paragraph" style:parent-style-name="Preformatted_20_Text" style:list-style-name="L7">
      <style:paragraph-properties fo:margin-top="0cm" fo:margin-bottom="0.499cm" loext:contextual-spacing="false"/>
    </style:style>
    <style:style style:name="P8" style:family="paragraph" style:parent-style-name="Preformatted_20_Text" style:list-style-name="L8">
      <style:paragraph-properties fo:margin-top="0cm" fo:margin-bottom="0.499cm" loext:contextual-spacing="false"/>
    </style:style>
    <style:style style:name="P9" style:family="paragraph" style:parent-style-name="Preformatted_20_Text" style:list-style-name="L9">
      <style:paragraph-properties fo:margin-top="0cm" fo:margin-bottom="0.499cm" loext:contextual-spacing="false"/>
    </style:style>
    <style:style style:name="P10" style:family="paragraph" style:parent-style-name="Preformatted_20_Text" style:list-style-name="L10">
      <style:paragraph-properties fo:margin-top="0cm" fo:margin-bottom="0.499cm" loext:contextual-spacing="false"/>
    </style:style>
    <style:style style:name="P11" style:family="paragraph" style:parent-style-name="Preformatted_20_Text" style:list-style-name="L11">
      <style:paragraph-properties fo:margin-top="0cm" fo:margin-bottom="0.499cm" loext:contextual-spacing="false"/>
    </style:style>
    <style:style style:name="P12" style:family="paragraph" style:parent-style-name="Preformatted_20_Text" style:list-style-name="L12">
      <style:paragraph-properties fo:margin-top="0cm" fo:margin-bottom="0.499cm" loext:contextual-spacing="false"/>
    </style:style>
    <style:style style:name="P13" style:family="paragraph" style:parent-style-name="Preformatted_20_Text" style:list-style-name="L13">
      <style:paragraph-properties fo:margin-top="0cm" fo:margin-bottom="0.499cm" loext:contextual-spacing="false"/>
    </style:style>
    <style:style style:name="P14" style:family="paragraph" style:parent-style-name="Preformatted_20_Text" style:list-style-name="L14">
      <style:paragraph-properties fo:margin-top="0cm" fo:margin-bottom="0.499cm" loext:contextual-spacing="false"/>
    </style:style>
    <style:style style:name="P15" style:family="paragraph" style:parent-style-name="Preformatted_20_Text" style:list-style-name="L15">
      <style:paragraph-properties fo:margin-top="0cm" fo:margin-bottom="0.499cm" loext:contextual-spacing="false"/>
    </style:style>
    <style:style style:name="P16" style:family="paragraph" style:parent-style-name="Preformatted_20_Text" style:list-style-name="L16">
      <style:paragraph-properties fo:margin-top="0cm" fo:margin-bottom="0.499cm" loext:contextual-spacing="false"/>
    </style:style>
    <style:style style:name="P17" style:family="paragraph" style:parent-style-name="Preformatted_20_Text" style:list-style-name="L17">
      <style:paragraph-properties fo:margin-top="0cm" fo:margin-bottom="0.499cm" loext:contextual-spacing="false"/>
    </style:style>
    <style:style style:name="P18" style:family="paragraph" style:parent-style-name="Preformatted_20_Text" style:list-style-name="L18">
      <style:paragraph-properties fo:margin-top="0cm" fo:margin-bottom="0.499cm" loext:contextual-spacing="false"/>
    </style:style>
    <style:style style:name="P19" style:family="paragraph" style:parent-style-name="Preformatted_20_Text" style:list-style-name="L19">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va Questions &amp; Answers – Introduction To Methods </text:h>
      <text:p text:style-name="Text_20_body">This section of our 1000+ Java MCQs focuses on Methods of Java Programming Language.</text:p>
      <text:p text:style-name="Text_20_body">1. What is the return type of a method that does not returns any value?<text:line-break/>a) int<text:line-break/>b) float<text:line-break/>c) void<text:line-break/>d) double<text:line-break/><text:bookmark text:name="id9331"/>View Answer</text:p>
      <text:section text:style-name="Sect1" text:name="target-id9331">
        <text:p text:style-name="Text_20_body">Answer: c<text:line-break/>Explanation: Return type of an method must be made void if it is not returning any value.<text:line-break/></text:p>
      </text:section>
      <text:p text:style-name="Text_20_body">2. What is the process of defining more than one method in a class differentiated by method signature?<text:line-break/>a) Function overriding<text:line-break/>b) Function overloading<text:line-break/>c) Function doubling<text:line-break/>d) None of the mentioned<text:line-break/><text:bookmark text:name="id6842"/>View Answer</text:p>
      <text:section text:style-name="Sect1" text:name="target-id6842">
        <text:p text:style-name="Text_20_body">Answer: b<text:line-break/>Explanation: Function overloading is a process of defining more than one method in a class with same name differentiated by function signature i:e return type or parameters type and number. Example – int volume(int length, int width) &amp; int volume(int length , int width , int height) can be used to calculate volume.<text:line-break/></text:p>
      </text:section>
      <text:p text:style-name="Text_20_body">3. Which of the following is a method having same name as that of it’s class?<text:line-break/>a) finalize<text:line-break/>b) delete<text:line-break/>c) class<text:line-break/>d) constructor<text:line-break/><text:bookmark text:name="id652"/>View Answer</text:p>
      <text:section text:style-name="Sect1" text:name="target-id652">
        <text:p text:style-name="Text_20_body">Answer: d<text:line-break/>Explanation: A constructor is a method that initializes an object immediately upon creation. It has the same name as that of class in which it resides.<text:line-break/></text:p>
      </text:section>
      <text:p text:style-name="Text_20_body">4. Which method can be defined only once in a program?<text:line-break/>a) main method<text:line-break/>b) finalize method<text:line-break/><text:soft-page-break/>c) static method<text:line-break/>d) private method<text:line-break/><text:bookmark text:name="id3084"/>View Answer</text:p>
      <text:section text:style-name="Sect1" text:name="target-id3084">
        <text:p text:style-name="Text_20_body">Answer: a<text:line-break/>Explanation: main() method can be defined only once in a program. Program execution begins from the main() method by java’s run time system.<text:line-break/></text:p>
      </text:section>
      <text:p text:style-name="Text_20_body">5. Which of these statement is incorrect?<text:line-break/>a) All object of a class are allotted memory for the all the variables defined in the class<text:line-break/>b) If a function is defined public it can be accessed by object of other class by inheritation<text:line-break/>c) main() method must be made public<text:line-break/>d) All object of a class are allotted memory for the methods defined in the class<text:line-break/><text:bookmark text:name="id9650"/>View Answer</text:p>
      <text:section text:style-name="Sect1" text:name="target-id9650">
        <text:p text:style-name="Text_20_body">Answer: d<text:line-break/>Explanation: All object of class share a single copy of methods defined in a class, Methods are allotted memory only once. All the objects of the class have access to methods of that class are allotted memory only for the variables not for the methods.<text:line-break/></text:p>
      </text:section>
      <text:p text:style-name="Text_20_body">6. What is the output of this program?</text:p>
      <text:list xml:id="list4478159182811532717" text:style-name="L1">
        <text:list-item>
          <text:p text:style-name="P1"><text:s text:c="4"/>class box </text:p>
        </text:list-item>
        <text:list-item>
          <text:p text:style-name="P1"><text:s text:c="4"/>{</text:p>
        </text:list-item>
        <text:list-item>
          <text:p text:style-name="P1"><text:s text:c="8"/>int width;</text:p>
        </text:list-item>
        <text:list-item>
          <text:p text:style-name="P1"><text:s text:c="8"/>int height;</text:p>
        </text:list-item>
        <text:list-item>
          <text:p text:style-name="P1"><text:s text:c="8"/>int length;</text:p>
        </text:list-item>
        <text:list-item>
          <text:p text:style-name="P1"><text:s text:c="8"/>int volume;</text:p>
        </text:list-item>
        <text:list-item>
          <text:p text:style-name="P1"><text:s text:c="8"/>void volume(int height, int length, int width) </text:p>
        </text:list-item>
        <text:list-item>
          <text:p text:style-name="P1"><text:s text:c="8"/>{</text:p>
        </text:list-item>
        <text:list-item>
          <text:p text:style-name="P1"><text:s text:c="13"/>volume = width*height*length;</text:p>
        </text:list-item>
        <text:list-item>
          <text:p text:style-name="P1"><text:s text:c="8"/>} </text:p>
        </text:list-item>
        <text:list-item>
          <text:p text:style-name="P1"><text:s text:c="4"/>} <text:s text:c="3"/></text:p>
        </text:list-item>
        <text:list-item>
          <text:p text:style-name="P1"><text:s text:c="4"/>class Prameterized_method</text:p>
        </text:list-item>
        <text:list-item>
          <text:p text:style-name="P1"><text:s text:c="4"/>{</text:p>
        </text:list-item>
        <text:list-item>
          <text:p text:style-name="P1"><text:s text:c="8"/>public static void main(String args[])</text:p>
        </text:list-item>
        <text:list-item>
          <text:p text:style-name="P1"><text:s text:c="8"/>{</text:p>
        </text:list-item>
        <text:list-item>
          <text:p text:style-name="P1"><text:soft-page-break/><text:s text:c="12"/>box obj = new box();</text:p>
        </text:list-item>
        <text:list-item>
          <text:p text:style-name="P1"><text:s text:c="12"/>obj.height = 1;</text:p>
        </text:list-item>
        <text:list-item>
          <text:p text:style-name="P1"><text:s text:c="12"/>obj.length = 5;</text:p>
        </text:list-item>
        <text:list-item>
          <text:p text:style-name="P1"><text:s text:c="12"/>obj.width = 5;</text:p>
        </text:list-item>
        <text:list-item>
          <text:p text:style-name="P1"><text:s text:c="12"/>obj.volume(3,2,1);</text:p>
        </text:list-item>
        <text:list-item>
          <text:p text:style-name="P1"><text:s text:c="12"/>System.out.println(obj.volume); <text:s text:c="7"/></text:p>
        </text:list-item>
        <text:list-item>
          <text:p text:style-name="P1"><text:s text:c="8"/>} </text:p>
        </text:list-item>
        <text:list-item>
          <text:p text:style-name="P1"><text:s text:c="5"/>}</text:p>
        </text:list-item>
      </text:list>
      <text:p text:style-name="Text_20_body">a) 0<text:line-break/>b) 1<text:line-break/>c) 6<text:line-break/>d) 25<text:line-break/><text:bookmark text:name="id1412"/>View Answer</text:p>
      <text:section text:style-name="Sect1" text:name="target-id1412">
        <text:p text:style-name="Text_20_body">Answer: c<text:line-break/>Explanation: None.<text:line-break/>output:<text:line-break/>$ Prameterized_method.java<text:line-break/>$ Prameterized_method<text:line-break/>6<text:line-break/></text:p>
      </text:section>
      <text:p text:style-name="Text_20_body">7. What is the output of this program?</text:p>
      <text:list xml:id="list6843225137230899613" text:style-name="L2">
        <text:list-item>
          <text:p text:style-name="P2"><text:s text:c="4"/>class equality </text:p>
        </text:list-item>
        <text:list-item>
          <text:p text:style-name="P2"><text:s text:c="4"/>{</text:p>
        </text:list-item>
        <text:list-item>
          <text:p text:style-name="P2"><text:s text:c="8"/>int x;</text:p>
        </text:list-item>
        <text:list-item>
          <text:p text:style-name="P2"><text:s text:c="8"/>int y;</text:p>
        </text:list-item>
        <text:list-item>
          <text:p text:style-name="P2"><text:s text:c="8"/>boolean isequal()</text:p>
        </text:list-item>
        <text:list-item>
          <text:p text:style-name="P2"><text:s text:c="8"/>{</text:p>
        </text:list-item>
        <text:list-item>
          <text:p text:style-name="P2"><text:s text:c="12"/>return(x == y); <text:s/></text:p>
        </text:list-item>
        <text:list-item>
          <text:p text:style-name="P2"><text:s text:c="8"/>} </text:p>
        </text:list-item>
        <text:list-item>
          <text:p text:style-name="P2"><text:s text:c="4"/>} <text:s text:c="3"/></text:p>
        </text:list-item>
        <text:list-item>
          <text:p text:style-name="P2"><text:s text:c="4"/>class Output </text:p>
        </text:list-item>
        <text:list-item>
          <text:p text:style-name="P2"><text:s text:c="4"/>{</text:p>
        </text:list-item>
        <text:list-item>
          <text:p text:style-name="P2"><text:soft-page-break/><text:s text:c="8"/>public static void main(String args[])</text:p>
        </text:list-item>
        <text:list-item>
          <text:p text:style-name="P2"><text:s text:c="8"/>{</text:p>
        </text:list-item>
        <text:list-item>
          <text:p text:style-name="P2"><text:s text:c="12"/>equality obj = new equality();</text:p>
        </text:list-item>
        <text:list-item>
          <text:p text:style-name="P2"><text:s text:c="12"/>obj.x = 5;</text:p>
        </text:list-item>
        <text:list-item>
          <text:p text:style-name="P2"><text:s text:c="12"/>obj.y = 5;</text:p>
        </text:list-item>
        <text:list-item>
          <text:p text:style-name="P2"><text:s text:c="12"/>System.out.println(obj.isequal());</text:p>
        </text:list-item>
        <text:list-item>
          <text:p text:style-name="P2"><text:s text:c="8"/>} </text:p>
        </text:list-item>
        <text:list-item>
          <text:p text:style-name="P2"><text:s text:c="4"/>}</text:p>
        </text:list-item>
      </text:list>
      <text:p text:style-name="Text_20_body">a) false<text:line-break/>b) true<text:line-break/>c) 0<text:line-break/>d) 1<text:line-break/><text:bookmark text:name="id8450"/>View Answer</text:p>
      <text:section text:style-name="Sect1" text:name="target-id8450">
        <text:p text:style-name="Text_20_body">Answer: b<text:line-break/>Explanation: None.<text:line-break/>output:<text:line-break/>$ javac Output.java<text:line-break/>$ java Output<text:line-break/>true<text:line-break/></text:p>
      </text:section>
      <text:p text:style-name="Text_20_body">8. What is the output of this program?</text:p>
      <text:list xml:id="list5621319696685795056" text:style-name="L3">
        <text:list-item>
          <text:p text:style-name="P3"><text:s text:c="4"/>class box </text:p>
        </text:list-item>
        <text:list-item>
          <text:p text:style-name="P3"><text:s text:c="4"/>{</text:p>
        </text:list-item>
        <text:list-item>
          <text:p text:style-name="P3"><text:s text:c="8"/>int width;</text:p>
        </text:list-item>
        <text:list-item>
          <text:p text:style-name="P3"><text:s text:c="8"/>int height;</text:p>
        </text:list-item>
        <text:list-item>
          <text:p text:style-name="P3"><text:s text:c="8"/>int length;</text:p>
        </text:list-item>
        <text:list-item>
          <text:p text:style-name="P3"><text:s text:c="8"/>int volume;</text:p>
        </text:list-item>
        <text:list-item>
          <text:p text:style-name="P3"><text:s text:c="8"/>void volume() </text:p>
        </text:list-item>
        <text:list-item>
          <text:p text:style-name="P3"><text:s text:c="8"/>{</text:p>
        </text:list-item>
        <text:list-item>
          <text:p text:style-name="P3"><text:s text:c="13"/>volume = width*height*length;</text:p>
        </text:list-item>
        <text:list-item>
          <text:p text:style-name="P3"><text:s text:c="8"/>} </text:p>
        </text:list-item>
        <text:list-item>
          <text:p text:style-name="P3"><text:s text:c="4"/>} <text:s text:c="3"/></text:p>
        </text:list-item>
        <text:list-item>
          <text:p text:style-name="P3"><text:soft-page-break/><text:s text:c="4"/>class Output </text:p>
        </text:list-item>
        <text:list-item>
          <text:p text:style-name="P3"><text:s text:c="4"/>{ </text:p>
        </text:list-item>
        <text:list-item>
          <text:p text:style-name="P3"><text:s text:c="8"/>public static void main(String args[])</text:p>
        </text:list-item>
        <text:list-item>
          <text:p text:style-name="P3"><text:s text:c="8"/>{</text:p>
        </text:list-item>
        <text:list-item>
          <text:p text:style-name="P3"><text:s text:c="12"/>box obj = new box();</text:p>
        </text:list-item>
        <text:list-item>
          <text:p text:style-name="P3"><text:s text:c="12"/>obj.height = 1;</text:p>
        </text:list-item>
        <text:list-item>
          <text:p text:style-name="P3"><text:s text:c="12"/>obj.length = 5;</text:p>
        </text:list-item>
        <text:list-item>
          <text:p text:style-name="P3"><text:s text:c="12"/>obj.width = 5;</text:p>
        </text:list-item>
        <text:list-item>
          <text:p text:style-name="P3"><text:s text:c="12"/>obj.volume();</text:p>
        </text:list-item>
        <text:list-item>
          <text:p text:style-name="P3"><text:s text:c="12"/>System.out.println(obj.volume); <text:s text:c="7"/></text:p>
        </text:list-item>
        <text:list-item>
          <text:p text:style-name="P3"><text:s text:c="8"/>} </text:p>
        </text:list-item>
        <text:list-item>
          <text:p text:style-name="P3"><text:s text:c="4"/>}</text:p>
        </text:list-item>
      </text:list>
      <text:p text:style-name="Text_20_body">a) 0<text:line-break/>b) 1<text:line-break/>c) 25<text:line-break/>d) 26<text:line-break/><text:bookmark text:name="id6656"/>View Answer</text:p>
      <text:section text:style-name="Sect1" text:name="target-id6656">
        <text:p text:style-name="Text_20_body">Answer:c<text:line-break/>Explanation: None.<text:line-break/>output:<text:line-break/>$ javac Output.java<text:line-break/>$ java Output<text:line-break/>25<text:line-break/></text:p>
      </text:section>
      <text:p text:style-name="Text_20_body">9. In the below code, which call to sum() method is appropriate?</text:p>
      <text:list xml:id="list1461010248709810026" text:style-name="L4">
        <text:list-item>
          <text:p text:style-name="P4">class Output </text:p>
        </text:list-item>
        <text:list-item>
          <text:p text:style-name="P4">{</text:p>
        </text:list-item>
        <text:list-item>
          <text:p text:style-name="P4"> </text:p>
        </text:list-item>
        <text:list-item>
          <text:p text:style-name="P4"><text:s text:c="8"/>public static int sum(int ...x)</text:p>
        </text:list-item>
        <text:list-item>
          <text:p text:style-name="P4"><text:s text:c="8"/>{</text:p>
        </text:list-item>
        <text:list-item>
          <text:p text:style-name="P4"><text:s text:c="13"/>return; </text:p>
        </text:list-item>
        <text:list-item>
          <text:p text:style-name="P4"><text:s text:c="8"/>}</text:p>
        </text:list-item>
        <text:list-item>
          <text:p text:style-name="P4"><text:soft-page-break/><text:s text:c="8"/>static void main(String args[]) </text:p>
        </text:list-item>
        <text:list-item>
          <text:p text:style-name="P4"><text:s text:c="8"/>{ <text:s text:c="3"/></text:p>
        </text:list-item>
        <text:list-item>
          <text:p text:style-name="P4"><text:s text:c="13"/>sum(10);</text:p>
        </text:list-item>
        <text:list-item>
          <text:p text:style-name="P4"><text:s text:c="13"/>sum(10,20);</text:p>
        </text:list-item>
        <text:list-item>
          <text:p text:style-name="P4"><text:s text:c="13"/>sum(10,20,30);</text:p>
        </text:list-item>
        <text:list-item>
          <text:p text:style-name="P4"><text:s text:c="13"/>sum(10,20,30,40);</text:p>
        </text:list-item>
        <text:list-item>
          <text:p text:style-name="P4"><text:s text:c="8"/>} </text:p>
        </text:list-item>
        <text:list-item>
          <text:p text:style-name="P4">}</text:p>
        </text:list-item>
      </text:list>
      <text:p text:style-name="Text_20_body">a) only sum(10)<text:line-break/>b) only sum(10,20)<text:line-break/>c) only sum(10) &amp; sum(10,20)<text:line-break/>d) all of the mentioned<text:line-break/><text:bookmark text:name="id4649"/>View Answer</text:p>
      <text:section text:style-name="Sect1" text:name="target-id4649">
        <text:p text:style-name="Text_20_body">Answer: d<text:line-break/>Explanation: sum is a variable argument method and hence it can take any number as argument.<text:line-break/></text:p>
      </text:section>
      <text:p text:style-name="Text_20_body">10. What is the output of this program?</text:p>
      <text:list xml:id="list7103500034944291083" text:style-name="L5">
        <text:list-item>
          <text:p text:style-name="P5"><text:s text:c="4"/>class area </text:p>
        </text:list-item>
        <text:list-item>
          <text:p text:style-name="P5"><text:s text:c="4"/>{</text:p>
        </text:list-item>
        <text:list-item>
          <text:p text:style-name="P5"><text:s text:c="8"/>int width;</text:p>
        </text:list-item>
        <text:list-item>
          <text:p text:style-name="P5"><text:s text:c="8"/>int length;</text:p>
        </text:list-item>
        <text:list-item>
          <text:p text:style-name="P5"><text:s text:c="8"/>int volume;</text:p>
        </text:list-item>
        <text:list-item>
          <text:p text:style-name="P5"><text:s text:c="8"/>area() </text:p>
        </text:list-item>
        <text:list-item>
          <text:p text:style-name="P5"><text:s text:c="8"/>{</text:p>
        </text:list-item>
        <text:list-item>
          <text:p text:style-name="P5"><text:s text:c="11"/>width=5;</text:p>
        </text:list-item>
        <text:list-item>
          <text:p text:style-name="P5"><text:s text:c="11"/>length=6;</text:p>
        </text:list-item>
        <text:list-item>
          <text:p text:style-name="P5"><text:s text:c="8"/>}</text:p>
        </text:list-item>
        <text:list-item>
          <text:p text:style-name="P5"><text:s text:c="8"/>void volume() </text:p>
        </text:list-item>
        <text:list-item>
          <text:p text:style-name="P5"><text:s text:c="8"/>{</text:p>
        </text:list-item>
        <text:list-item>
          <text:p text:style-name="P5"><text:s text:c="13"/>volume = width*length*height;</text:p>
        </text:list-item>
        <text:list-item>
          <text:p text:style-name="P5"><text:s text:c="8"/>} </text:p>
        </text:list-item>
        <text:list-item>
          <text:p text:style-name="P5"><text:soft-page-break/><text:s text:c="4"/>} <text:s text:c="3"/></text:p>
        </text:list-item>
        <text:list-item>
          <text:p text:style-name="P5"><text:s text:c="4"/>class cons_method </text:p>
        </text:list-item>
        <text:list-item>
          <text:p text:style-name="P5"><text:s text:c="4"/>{</text:p>
        </text:list-item>
        <text:list-item>
          <text:p text:style-name="P5"><text:s text:c="8"/>public static void main(String args[])</text:p>
        </text:list-item>
        <text:list-item>
          <text:p text:style-name="P5"><text:s text:c="8"/>{</text:p>
        </text:list-item>
        <text:list-item>
          <text:p text:style-name="P5"><text:s text:c="12"/>area obj = new area();</text:p>
        </text:list-item>
        <text:list-item>
          <text:p text:style-name="P5"><text:s text:c="12"/>obj.volume();</text:p>
        </text:list-item>
        <text:list-item>
          <text:p text:style-name="P5"><text:s text:c="12"/>System.out.println(obj.volume); <text:s text:c="7"/></text:p>
        </text:list-item>
        <text:list-item>
          <text:p text:style-name="P5"><text:s text:c="8"/>} </text:p>
        </text:list-item>
        <text:list-item>
          <text:p text:style-name="P5"><text:s text:c="4"/>}</text:p>
        </text:list-item>
      </text:list>
      <text:p text:style-name="Text_20_body">a) 0<text:line-break/>b) 1<text:line-break/>c) 30<text:line-break/>d) error<text:line-break/><text:bookmark text:name="id2708"/>View Answer</text:p>
      <text:section text:style-name="Sect1" text:name="target-id2708">
        <text:p text:style-name="Text_20_body">Answer: d<text:line-break/>Explanation: Variable height is not defined.<text:line-break/>output:<text:line-break/>$ javac cons_method.java<text:line-break/>$ java cons_method<text:line-break/>error: cannot find symbol height</text:p>
      </text:section>
      <text:h text:style-name="Heading_20_1" text:outline-level="1">Java Questions &amp; Answers – Constructors &amp; Garbage Collection </text:h>
      <text:p text:style-name="Text_20_body">This section of our 1000+ Java MCQs focuses constructors and garbage collection of Java Programming Language.</text:p>
      <text:p text:style-name="Text_20_body">1. What is the return type of Constructors?<text:line-break/>a) int<text:line-break/>b) float<text:line-break/>c) void<text:line-break/>d) none of the mentioned<text:line-break/><text:bookmark text:name="id5335"/>View Answer</text:p>
      <text:section text:style-name="Sect1" text:name="target-id5335">
        <text:p text:style-name="Text_20_body">Answer: d<text:line-break/>Explanation: Constructors does not have any return type, not even void.<text:line-break/></text:p>
      </text:section>
      <text:p text:style-name="Text_20_body"><text:soft-page-break/>2. Which keyword is used by method to refer to the object that invoked it?<text:line-break/>a) import<text:line-break/>b) catch<text:line-break/>c) abstract<text:line-break/>d) this<text:line-break/><text:bookmark text:name="id1063"/>View Answer</text:p>
      <text:section text:style-name="Sect1" text:name="target-id1063">
        <text:p text:style-name="Text_20_body">Answer: d<text:line-break/>Explanation: this keyword can be used inside any method to refer to the current object. this is always a reference to the object on which the method was invoked.<text:line-break/></text:p>
      </text:section>
      <text:p text:style-name="Text_20_body">3. Which of the following is a method having same name as that of its class?<text:line-break/>a) finalize<text:line-break/>b) delete<text:line-break/>c) class<text:line-break/>d) constructor<text:line-break/><text:bookmark text:name="id4673"/>View Answer</text:p>
      <text:section text:style-name="Sect1" text:name="target-id4673">
        <text:p text:style-name="Text_20_body">Answer: d<text:line-break/>Explanation: A constructor is a method that initializes an object immediately upon creation. It has the same name as that of class in which it resides.<text:line-break/></text:p>
      </text:section>
      <text:p text:style-name="Text_20_body">4. Which operator is used by Java run time implementations to free the memory of an object when it is no longer needed?<text:line-break/>a) delete<text:line-break/>b) free<text:line-break/>c) new<text:line-break/>d) none of the mentioned<text:line-break/><text:bookmark text:name="id8832"/>View Answer</text:p>
      <text:section text:style-name="Sect1" text:name="target-id8832">
        <text:p text:style-name="Text_20_body">Answer: d<text:line-break/>Explanation: Java handles deallocation of memory automatically, we do not need to explicitly delete an element. Garbage collection only occurs during execution of the program. When no references to the object exist, that object is assumed to be no longer needed, and the memory occupied by the object can be reclaimed.<text:line-break/></text:p>
      </text:section>
      <text:p text:style-name="Text_20_body">5. Which function is used to perform some action when the object is to be destroyed?<text:line-break/>a) finalize()<text:line-break/>b) delete()<text:line-break/>c) main()<text:line-break/>d) none of the mentioned<text:line-break/><text:bookmark text:name="id8879"/>View Answer</text:p>
      <text:section text:style-name="Sect1" text:name="target-id8879">
        <text:p text:style-name="Text_20_body"><text:soft-page-break/>Answer: a<text:line-break/>Explanation: None.<text:line-break/></text:p>
      </text:section>
      <text:p text:style-name="Text_20_body">6. What is the output of this program?</text:p>
      <text:list xml:id="list6554289051300603255" text:style-name="L6">
        <text:list-item>
          <text:p text:style-name="P6"><text:s text:c="4"/>class box </text:p>
        </text:list-item>
        <text:list-item>
          <text:p text:style-name="P6"><text:s text:c="4"/>{</text:p>
        </text:list-item>
        <text:list-item>
          <text:p text:style-name="P6"><text:s text:c="8"/>int width;</text:p>
        </text:list-item>
        <text:list-item>
          <text:p text:style-name="P6"><text:s text:c="8"/>int height;</text:p>
        </text:list-item>
        <text:list-item>
          <text:p text:style-name="P6"><text:s text:c="8"/>int length;</text:p>
        </text:list-item>
        <text:list-item>
          <text:p text:style-name="P6"><text:s text:c="8"/>int volume;</text:p>
        </text:list-item>
        <text:list-item>
          <text:p text:style-name="P6"><text:s text:c="8"/>box() </text:p>
        </text:list-item>
        <text:list-item>
          <text:p text:style-name="P6"><text:s text:c="8"/>{</text:p>
        </text:list-item>
        <text:list-item>
          <text:p text:style-name="P6"><text:s text:c="12"/>width = 5;</text:p>
        </text:list-item>
        <text:list-item>
          <text:p text:style-name="P6"><text:s text:c="12"/>height = 5;</text:p>
        </text:list-item>
        <text:list-item>
          <text:p text:style-name="P6"><text:s text:c="12"/>length = 6;</text:p>
        </text:list-item>
        <text:list-item>
          <text:p text:style-name="P6"><text:s text:c="8"/>}</text:p>
        </text:list-item>
        <text:list-item>
          <text:p text:style-name="P6"><text:s text:c="8"/>void volume() </text:p>
        </text:list-item>
        <text:list-item>
          <text:p text:style-name="P6"><text:s text:c="8"/>{</text:p>
        </text:list-item>
        <text:list-item>
          <text:p text:style-name="P6"><text:s text:c="13"/>volume = width*height*length;</text:p>
        </text:list-item>
        <text:list-item>
          <text:p text:style-name="P6"><text:s text:c="8"/>} </text:p>
        </text:list-item>
        <text:list-item>
          <text:p text:style-name="P6"><text:s text:c="4"/>} <text:s text:c="3"/></text:p>
        </text:list-item>
        <text:list-item>
          <text:p text:style-name="P6"><text:s text:c="4"/>class constructor_output </text:p>
        </text:list-item>
        <text:list-item>
          <text:p text:style-name="P6"><text:s text:c="4"/>{</text:p>
        </text:list-item>
        <text:list-item>
          <text:p text:style-name="P6"><text:s text:c="8"/>public static void main(String args[])</text:p>
        </text:list-item>
        <text:list-item>
          <text:p text:style-name="P6"><text:s text:c="8"/>{</text:p>
        </text:list-item>
        <text:list-item>
          <text:p text:style-name="P6"><text:s text:c="12"/>box obj = new box();</text:p>
        </text:list-item>
        <text:list-item>
          <text:p text:style-name="P6"><text:s text:c="12"/>obj.volume();</text:p>
        </text:list-item>
        <text:list-item>
          <text:p text:style-name="P6"><text:s text:c="12"/>System.out.println(obj.volume);</text:p>
        </text:list-item>
        <text:list-item>
          <text:p text:style-name="P6"><text:s text:c="8"/>}</text:p>
        </text:list-item>
        <text:list-item>
          <text:p text:style-name="P6"><text:soft-page-break/><text:s text:c="3"/>}</text:p>
        </text:list-item>
      </text:list>
      <text:p text:style-name="Text_20_body">a) 100<text:line-break/>b) 150<text:line-break/>c) 200<text:line-break/>d) 250<text:line-break/><text:bookmark text:name="id8636"/>View Answer</text:p>
      <text:section text:style-name="Sect1" text:name="target-id8636">
        <text:p text:style-name="Text_20_body">Answer: b<text:line-break/>Explanation: None.<text:line-break/>output:<text:line-break/>$ constructor_output.java<text:line-break/>$ constructor_output<text:line-break/>150<text:line-break/></text:p>
      </text:section>
      <text:p text:style-name="Text_20_body">7. What is the output of this program?</text:p>
      <text:list xml:id="list7050278099342357659" text:style-name="L7">
        <text:list-item>
          <text:p text:style-name="P7">class San</text:p>
        </text:list-item>
        <text:list-item>
          <text:p text:style-name="P7">{</text:p>
        </text:list-item>
        <text:list-item>
          <text:p text:style-name="P7"><text:s text:c="5"/>San()throws IOException</text:p>
        </text:list-item>
        <text:list-item>
          <text:p text:style-name="P7"><text:s text:c="5"/>{</text:p>
        </text:list-item>
        <text:list-item>
          <text:p text:style-name="P7"> </text:p>
        </text:list-item>
        <text:list-item>
          <text:p text:style-name="P7"><text:s text:c="5"/>} </text:p>
        </text:list-item>
        <text:list-item>
          <text:p text:style-name="P7"> </text:p>
        </text:list-item>
        <text:list-item>
          <text:p text:style-name="P7">}</text:p>
        </text:list-item>
        <text:list-item>
          <text:p text:style-name="P7">class Foundry extends San</text:p>
        </text:list-item>
        <text:list-item>
          <text:p text:style-name="P7">{</text:p>
        </text:list-item>
        <text:list-item>
          <text:p text:style-name="P7"><text:s text:c="5"/>Foundry()</text:p>
        </text:list-item>
        <text:list-item>
          <text:p text:style-name="P7"><text:s text:c="5"/>{</text:p>
        </text:list-item>
        <text:list-item>
          <text:p text:style-name="P7"> </text:p>
        </text:list-item>
        <text:list-item>
          <text:p text:style-name="P7"><text:s text:c="5"/>}</text:p>
        </text:list-item>
        <text:list-item>
          <text:p text:style-name="P7"><text:s text:c="5"/>public static void main(String[]args)</text:p>
        </text:list-item>
        <text:list-item>
          <text:p text:style-name="P7"><text:s text:c="5"/>{</text:p>
        </text:list-item>
        <text:list-item>
          <text:p text:style-name="P7"> </text:p>
        </text:list-item>
        <text:list-item>
          <text:p text:style-name="P7"><text:s text:c="5"/>}</text:p>
        </text:list-item>
        <text:list-item>
          <text:p text:style-name="P7"><text:soft-page-break/>}</text:p>
        </text:list-item>
      </text:list>
      <text:p text:style-name="Text_20_body">a) compile time error<text:line-break/>b) run time error<text:line-break/>c) compile and runs fine<text:line-break/>d) unreported exception java.io.IOException in default constructor<text:line-break/><text:bookmark text:name="id414"/>View Answer</text:p>
      <text:section text:style-name="Sect1" text:name="target-id414">
        <text:p text:style-name="Text_20_body">Answer: a<text:line-break/>Explanation: If parent class constructor throws any checked exception, compulsory child class constructor should throw the same checked exception as its parent, otherwise code won’t compile.<text:line-break/></text:p>
      </text:section>
      <text:p text:style-name="Text_20_body">8. What is the output of this program?</text:p>
      <text:list xml:id="list8480181361210581072" text:style-name="L8">
        <text:list-item>
          <text:p text:style-name="P8"><text:s text:c="4"/>class box </text:p>
        </text:list-item>
        <text:list-item>
          <text:p text:style-name="P8"><text:s text:c="4"/>{</text:p>
        </text:list-item>
        <text:list-item>
          <text:p text:style-name="P8"><text:s text:c="8"/>int width;</text:p>
        </text:list-item>
        <text:list-item>
          <text:p text:style-name="P8"><text:s text:c="8"/>int height;</text:p>
        </text:list-item>
        <text:list-item>
          <text:p text:style-name="P8"><text:s text:c="8"/>int length;</text:p>
        </text:list-item>
        <text:list-item>
          <text:p text:style-name="P8"><text:s text:c="8"/>int volume;</text:p>
        </text:list-item>
        <text:list-item>
          <text:p text:style-name="P8"><text:s text:c="8"/>void finalize() </text:p>
        </text:list-item>
        <text:list-item>
          <text:p text:style-name="P8"><text:s text:c="8"/>{</text:p>
        </text:list-item>
        <text:list-item>
          <text:p text:style-name="P8"><text:s text:c="12"/>volume = width*height*length;</text:p>
        </text:list-item>
        <text:list-item>
          <text:p text:style-name="P8"><text:s text:c="12"/>System.out.println(volume);</text:p>
        </text:list-item>
        <text:list-item>
          <text:p text:style-name="P8"><text:s text:c="8"/>}</text:p>
        </text:list-item>
        <text:list-item>
          <text:p text:style-name="P8"><text:s text:c="8"/>protected void volume() </text:p>
        </text:list-item>
        <text:list-item>
          <text:p text:style-name="P8"><text:s text:c="7"/>{</text:p>
        </text:list-item>
        <text:list-item>
          <text:p text:style-name="P8"><text:s text:c="12"/>volume = width*height*length;</text:p>
        </text:list-item>
        <text:list-item>
          <text:p text:style-name="P8"><text:s text:c="12"/>System.out.println(volume);</text:p>
        </text:list-item>
        <text:list-item>
          <text:p text:style-name="P8"><text:s text:c="7"/>} </text:p>
        </text:list-item>
        <text:list-item>
          <text:p text:style-name="P8"><text:s text:c="4"/>} <text:s text:c="3"/></text:p>
        </text:list-item>
        <text:list-item>
          <text:p text:style-name="P8"><text:s text:c="4"/>class Output </text:p>
        </text:list-item>
        <text:list-item>
          <text:p text:style-name="P8"><text:s text:c="4"/>{ </text:p>
        </text:list-item>
        <text:list-item>
          <text:p text:style-name="P8"><text:s text:c="8"/>public static void main(String args[])</text:p>
        </text:list-item>
        <text:list-item>
          <text:p text:style-name="P8"><text:soft-page-break/><text:s text:c="8"/>{</text:p>
        </text:list-item>
        <text:list-item>
          <text:p text:style-name="P8"><text:s text:c="12"/>box obj = new box();</text:p>
        </text:list-item>
        <text:list-item>
          <text:p text:style-name="P8"><text:s text:c="12"/>obj.width=5;</text:p>
        </text:list-item>
        <text:list-item>
          <text:p text:style-name="P8"><text:s text:c="12"/>obj.height=5;</text:p>
        </text:list-item>
        <text:list-item>
          <text:p text:style-name="P8"><text:s text:c="12"/>obj.length=6;</text:p>
        </text:list-item>
        <text:list-item>
          <text:p text:style-name="P8"><text:s text:c="12"/>obj.volume();</text:p>
        </text:list-item>
        <text:list-item>
          <text:p text:style-name="P8"><text:s text:c="8"/>} </text:p>
        </text:list-item>
        <text:list-item>
          <text:p text:style-name="P8"><text:s text:c="4"/>}</text:p>
        </text:list-item>
      </text:list>
      <text:p text:style-name="Text_20_body">a) 150<text:line-break/>b) 200<text:line-break/>c) Run time error<text:line-break/>d) Compilation error<text:line-break/><text:bookmark text:name="id4080"/>View Answer</text:p>
      <text:section text:style-name="Sect1" text:name="target-id4080">
        <text:p text:style-name="Text_20_body">Answer: a<text:line-break/>Explanation: None.<text:line-break/>output:<text:line-break/>$ javac Output.java<text:line-break/>$ java Output<text:line-break/>150<text:line-break/></text:p>
      </text:section>
      <text:p text:style-name="Text_20_body">9. Which of the following statements are incorrect?<text:line-break/>a) default constructor is called at the time of object declaration<text:line-break/>b) Constructor can be parameterized<text:line-break/>c) finalize() method is called when a object goes out of scope and is no longer needed<text:line-break/>d) finalize() method must be declared protected<text:line-break/><text:bookmark text:name="id6600"/>View Answer</text:p>
      <text:p text:style-name="Text_20_body">10. What is the output of this program?</text:p>
      <text:list xml:id="list4331898413942867720" text:style-name="L9">
        <text:list-item>
          <text:p text:style-name="P9"><text:s text:c="4"/>class area </text:p>
        </text:list-item>
        <text:list-item>
          <text:p text:style-name="P9"><text:s text:c="4"/>{</text:p>
        </text:list-item>
        <text:list-item>
          <text:p text:style-name="P9"><text:s text:c="8"/>int width;</text:p>
        </text:list-item>
        <text:list-item>
          <text:p text:style-name="P9"><text:s text:c="8"/>int length;</text:p>
        </text:list-item>
        <text:list-item>
          <text:p text:style-name="P9"><text:s text:c="8"/>int area;</text:p>
        </text:list-item>
        <text:list-item>
          <text:p text:style-name="P9"><text:s text:c="8"/>void area(int width, int length) </text:p>
        </text:list-item>
        <text:list-item>
          <text:p text:style-name="P9"><text:s text:c="8"/>{</text:p>
        </text:list-item>
        <text:list-item>
          <text:p text:style-name="P9"><text:soft-page-break/><text:s text:c="12"/>this.width = width;</text:p>
        </text:list-item>
        <text:list-item>
          <text:p text:style-name="P9"><text:s text:c="12"/>this.length = length;</text:p>
        </text:list-item>
        <text:list-item>
          <text:p text:style-name="P9"><text:s text:c="8"/>}</text:p>
        </text:list-item>
        <text:list-item>
          <text:p text:style-name="P9"> </text:p>
        </text:list-item>
        <text:list-item>
          <text:p text:style-name="P9"><text:s text:c="4"/>} <text:s text:c="3"/></text:p>
        </text:list-item>
        <text:list-item>
          <text:p text:style-name="P9"><text:s text:c="4"/>class Output </text:p>
        </text:list-item>
        <text:list-item>
          <text:p text:style-name="P9"><text:s text:c="4"/>{</text:p>
        </text:list-item>
        <text:list-item>
          <text:p text:style-name="P9"><text:s text:c="8"/>public static void main(String args[])</text:p>
        </text:list-item>
        <text:list-item>
          <text:p text:style-name="P9"><text:s text:c="8"/>{</text:p>
        </text:list-item>
        <text:list-item>
          <text:p text:style-name="P9"><text:s text:c="12"/>area obj = new area();</text:p>
        </text:list-item>
        <text:list-item>
          <text:p text:style-name="P9"><text:s text:c="12"/>obj.area(5 , 6);</text:p>
        </text:list-item>
        <text:list-item>
          <text:p text:style-name="P9"><text:s text:c="12"/>System.out.println(obj.length + " " + obj.width); <text:s text:c="7"/></text:p>
        </text:list-item>
        <text:list-item>
          <text:p text:style-name="P9"><text:s text:c="8"/>} </text:p>
        </text:list-item>
        <text:list-item>
          <text:p text:style-name="P9"><text:s text:c="4"/>}</text:p>
        </text:list-item>
      </text:list>
      <text:p text:style-name="Text_20_body">a) 0 0<text:line-break/>b) 5 6<text:line-break/>c) 6 5<text:line-break/>d) 5 5<text:line-break/><text:bookmark text:name="id118"/>View Answer</text:p>
      <text:section text:style-name="Sect1" text:name="target-id118">
        <text:p text:style-name="Text_20_body">Answer: c<text:line-break/>Explanation: this keyword can be used inside any method to refer to the current object. this is always a reference to the object on which the method was invoked.<text:line-break/>output:<text:line-break/>$ javac Output.java<text:line-break/>$ java Output<text:line-break/>6 5</text:p>
      </text:section>
      <text:h text:style-name="Heading_20_1" text:outline-level="1">Java Questions &amp; Answers – Constructor </text:h>
      <text:p text:style-name="Text_20_body">This set of Java Multiple Choice Questions &amp; Answers (MCQs) focuses on “Constructor”.</text:p>
      <text:p text:style-name="Text_20_body">1. What is true about private constructor?<text:line-break/>a) Private constructor ensures only one instance of a class exist at any point of time<text:line-break/>b) Private constructor ensures multiple instances of a class exist at any point of time<text:line-break/>c) Private constructor eases the instantiation of a class<text:line-break/><text:soft-page-break/>d) Private constructor allows creating objects in other classes<text:line-break/><text:bookmark text:name="id2806"/>View Answer</text:p>
      <text:section text:style-name="Sect1" text:name="target-id2806">
        <text:p text:style-name="Text_20_body">Answer: a<text:line-break/>Explanation: Object of private constructor can only be createed withing class. Private constructor is used in singleton pattern.</text:p>
      </text:section>
      <text:p text:style-name="Text_20_body">2. What would be the behaviour if this() and super() used in a method?<text:line-break/>a) Runtime error<text:line-break/>b) Throws exception<text:line-break/>c) compile time error<text:line-break/>d) Runs successfully<text:line-break/><text:bookmark text:name="id9762"/>View Answer</text:p>
      <text:section text:style-name="Sect1" text:name="target-id9762">
        <text:p text:style-name="Text_20_body">Answer: c<text:line-break/>Explanation: this() and super() cannot be used in a method. This throws compile time error.</text:p>
      </text:section>
      <text:p text:style-name="Text_20_body">3. What is false about constructor?<text:line-break/>a) Constructors cannot be synchronized in Java<text:line-break/>b) Java does not provide default copy constructor<text:line-break/>c) Constructor can be overloaded<text:line-break/>d) “this” and “super” can be used in a constructor<text:line-break/><text:bookmark text:name="id1318"/>View Answer</text:p>
      <text:section text:style-name="Sect1" text:name="target-id1318">
        <text:p text:style-name="Text_20_body">Answer: c<text:line-break/>Explanation: Default, parameterised constructors can be defined.</text:p>
      </text:section>
      <text:p text:style-name="Text_20_body">4. What is true about Class.getInstance()?<text:line-break/>a) Class.getInstance calls the constructor<text:line-break/>b) Class.getInstance is same as new operator<text:line-break/>c) Class.getInstance needs to have matching constructor<text:line-break/>d) Class.getInstance creates object if class does not have any constructor<text:line-break/><text:bookmark text:name="id2991"/>View Answer</text:p>
      <text:section text:style-name="Sect1" text:name="target-id2991">
        <text:p text:style-name="Text_20_body">Answer: d<text:line-break/>Explanation: Class class provides list of methods for use like getInstance().</text:p>
      </text:section>
      <text:p text:style-name="Text_20_body">5. What is true about constructor?<text:line-break/>a) It can contain return type<text:line-break/>b) It can take any number of parameters<text:line-break/>c) It can have any non access modifiers<text:line-break/>d) Constructor cannot throw exception<text:line-break/><text:bookmark text:name="id9297"/>View Answer</text:p>
      <text:section text:style-name="Sect1" text:name="target-id9297">
        <text:p text:style-name="Text_20_body">Answer: b<text:line-break/>Explanation: Constructor returns a new object with variables defined as in the class. Instance variables are newly created and only one copy of static variables are created.</text:p>
      </text:section>
      <text:p text:style-name="Text_20_body"><text:soft-page-break/>6. Abstract class cannot have a constructor.<text:line-break/>a) True<text:line-break/>b) False<text:line-break/><text:bookmark text:name="id5042"/>View Answer</text:p>
      <text:section text:style-name="Sect1" text:name="target-id5042">
        <text:p text:style-name="Text_20_body">Answer: b<text:line-break/>Explanation: No instance can be created of abstract class. Only pointer can hold instance of object.</text:p>
      </text:section>
      <text:p text:style-name="Text_20_body">7. What is true about protected constructor?<text:line-break/>a) Protected constructor can be called directly<text:line-break/>b) Protected constructor can only be called using super()<text:line-break/>c) Protected constructor can be used outside package<text:line-break/>d) protected constructor can be instantiated even if child is in a differnt package<text:line-break/><text:bookmark text:name="id4943"/>View Answer</text:p>
      <text:section text:style-name="Sect1" text:name="target-id4943">
        <text:p text:style-name="Text_20_body">Answer: b<text:line-break/>Explanation: Protected access modifier means that constructor can be accessed by child classes of the parent class and classes in the same package.</text:p>
      </text:section>
      <text:p text:style-name="Text_20_body">8. What is not the use of “this” keyword in Java?<text:line-break/>a) Passing itself to another method<text:line-break/>b) Calling another constructor in constructor chaining<text:line-break/>c) Referring to the instance variable when local variable has the same name<text:line-break/>d) Passing itself to method of the same class<text:line-break/><text:bookmark text:name="id7552"/>View Answer</text:p>
      <text:section text:style-name="Sect1" text:name="target-id7552">
        <text:p text:style-name="Text_20_body">Answer: d<text:line-break/>Explanation: “this” is an important keyword in java. It helps to distinguish between local variable and variables passed in the method as parameters.</text:p>
      </text:section>
      <text:p text:style-name="Text_20_body">9. What would be the behaviour if one parameterized constructor is explicitly defined?<text:line-break/>a) Compilation error<text:line-break/>b) Compilation succeeds<text:line-break/>c) Runtime error<text:line-break/>d) Compilation succeeds but at the time of creating object using default constructor, it throws compilation error<text:line-break/><text:bookmark text:name="id1948"/>View Answer</text:p>
      <text:section text:style-name="Sect1" text:name="target-id1948">
        <text:p text:style-name="Text_20_body">Answer: d<text:line-break/>Explanation: The class compiles successfully. But the object creation of that class gives compilation error.</text:p>
      </text:section>
      <text:p text:style-name="Text_20_body">10. What would be behaviour if constructor has a return type?<text:line-break/>a) Compilation error<text:line-break/>b) Runtime error<text:line-break/>c) Compilation and runs successfully<text:line-break/>d) Only String return type is allowed<text:line-break/><text:bookmark text:name="id7778"/>View Answer</text:p>
      <text:section text:style-name="Sect1" text:name="target-id7778">
        <text:p text:style-name="Text_20_body"><text:soft-page-break/>Answer: a<text:line-break/>Explanation:The constructor cannot have a return type. It should create and return new object. Hence it would give compilation error.</text:p>
      </text:section>
      <text:h text:style-name="Heading_20_1" text:outline-level="1">ava Questions &amp; Answers – Heap and Garbage Collection </text:h>
      <text:p text:style-name="Text_20_body">This set of Java Multiple Choice Questions &amp; Answers (MCQs) focuses on “Heap and Garbage Collection”.</text:p>
      <text:p text:style-name="Text_20_body">1. Which of the following has highest memory requirement?<text:line-break/>a) Heap<text:line-break/>b) Stack<text:line-break/>c) JVM<text:line-break/>d) Class<text:line-break/><text:bookmark text:name="id3216"/>View Answer</text:p>
      <text:section text:style-name="Sect1" text:name="target-id3216">
        <text:p text:style-name="Text_20_body">Answer: c<text:line-break/>Explanation: JVM is the super set which contains heap, stack, objects, pointers, etc.</text:p>
      </text:section>
      <text:p text:style-name="Text_20_body">2. Where is a new object allotted memory?<text:line-break/>a) Young space<text:line-break/>b) Old space<text:line-break/>c) Young or Old space depending on space availability<text:line-break/>d) JVM<text:line-break/><text:bookmark text:name="id6506"/>View Answer</text:p>
      <text:section text:style-name="Sect1" text:name="target-id6506">
        <text:p text:style-name="Text_20_body">Answer: a<text:line-break/>Explanation: A new object is always created in young space.Once young space is full, a special young collection is run where objects which have lived long enough are moved to old space and memory is freed up in young space for new objects.</text:p>
      </text:section>
      <text:p text:style-name="Text_20_body">3. Which of the following is a garbage collection technique?<text:line-break/>a) Cleanup model<text:line-break/>b) Mark and sweep model<text:line-break/>c) Space management model<text:line-break/>d) Sweep model<text:line-break/><text:bookmark text:name="id7926"/>View Answer</text:p>
      <text:section text:style-name="Sect1" text:name="target-id7926">
        <text:p text:style-name="Text_20_body">Answer: b<text:line-break/>Explanation: A mark and sweep garbage collection consists of two phases, the mark phase and the sweep phase.I mark phase all the objects reachable by java threads, native handles and other root sources are marked alive and others are garbage. In sweep phase, the heap is traversed to find gaps between live objects and the gaps are marked free list used for allocating memory to new objects.</text:p>
      </text:section>
      <text:p text:style-name="Text_20_body">4. What is -Xms and -Xmx while starting jvm?<text:line-break/>a) Initial; Maximum memory<text:line-break/><text:soft-page-break/>b) Maximum; Initial memory<text:line-break/>c) Maximum memory<text:line-break/>d) Initial memory<text:line-break/><text:bookmark text:name="id1707"/>View Answer</text:p>
      <text:section text:style-name="Sect1" text:name="target-id1707">
        <text:p text:style-name="Text_20_body">Answer: a<text:line-break/>Explanation: JVM will be started with Xms amount of memory and will be able to use a maximum of Xmx amount of memory. java -Xmx2048m -Xms256m.</text:p>
      </text:section>
      <text:p text:style-name="Text_20_body">5. Which exception is thrown when java is out of memory?<text:line-break/>a) MemoryFullException<text:line-break/>b) MemoryOutOfBoundsException<text:line-break/>c) OutOfMemoryError<text:line-break/>d) MemoryError<text:line-break/><text:bookmark text:name="id4125"/>View Answer</text:p>
      <text:section text:style-name="Sect1" text:name="target-id4125">
        <text:p text:style-name="Text_20_body">Answer: c<text:line-break/>Explanation: The Xms flag has no default value, and Xmx typically has a default value of 256MB. A common use for these flags is when you encounter a java.lang.OutOfMemoryError.</text:p>
      </text:section>
      <text:p text:style-name="Text_20_body">6. How to get prints of shared object memory maps or heap memory maps for a given process?<text:line-break/>a) jmap<text:line-break/>b) memorymap<text:line-break/>c) memorypath<text:line-break/>d) jvmmap<text:line-break/><text:bookmark text:name="id975"/>View Answer</text:p>
      <text:section text:style-name="Sect1" text:name="target-id975">
        <text:p text:style-name="Text_20_body">Answer: a<text:line-break/>Explanation: We can use jmap as jmap -J-d64 -heap pid .</text:p>
      </text:section>
      <text:p text:style-name="Text_20_body">7. What happens to thread when garbage collection kicks off?<text:line-break/>a) The thread continues its operation<text:line-break/>b) Garbage collection cannot happen until the thread is running<text:line-break/>c) The thread is paused while garbage collection runs<text:line-break/>d) The thread and garbage collection do not interfere with each other<text:line-break/><text:bookmark text:name="id1636"/>View Answer</text:p>
      <text:section text:style-name="Sect1" text:name="target-id1636">
        <text:p text:style-name="Text_20_body">Answer: c<text:line-break/>Explanation: The thread is paused when garbage collection runs which slows the application performance.</text:p>
      </text:section>
      <text:p text:style-name="Text_20_body">8. Which of the below is not a Java Profiler?<text:line-break/>a) JVM<text:line-break/>b) JConsole<text:line-break/>c) JProfiler<text:line-break/>d) Eclipse Profiler<text:line-break/><text:bookmark text:name="id6498"/>View Answer</text:p>
      <text:section text:style-name="Sect1" text:name="target-id6498">
        <text:p text:style-name="Text_20_body"><text:soft-page-break/>Answer: a<text:line-break/>Explanation: Memory leak is like holding a strong reference to an object although it would never be needed anymore. Objects that are reachable but not live are considered memory leaks. Various tools help us to identify memory leaks.</text:p>
      </text:section>
      <text:p text:style-name="Text_20_body">9. Which of the below is not a memory leak solution?<text:line-break/>a) Code changes<text:line-break/>b) JVM parameter tuning<text:line-break/>c) Process restart<text:line-break/>d) GC parameter tuning<text:line-break/><text:bookmark text:name="id369"/>View Answer</text:p>
      <text:section text:style-name="Sect1" text:name="target-id369">
        <text:p text:style-name="Text_20_body">Answer: c<text:line-break/>Explanation: Process restart is not a permanent fix to memory leak problem. The problem will resurge again.</text:p>
      </text:section>
      <text:p text:style-name="Text_20_body">10. Garbage Collection can be controlled by program?<text:line-break/>a) True<text:line-break/>b) False<text:line-break/><text:bookmark text:name="id4138"/>View Answer</text:p>
      <text:section text:style-name="Sect1" text:name="target-id4138">
        <text:p text:style-name="Text_20_body">Answer: b<text:line-break/>Explanation: Garbage Collection cannot be controlled by program.</text:p>
      </text:section>
      <text:h text:style-name="Heading_20_1" text:outline-level="1">Java Questions &amp; Answers – Overloading Methods &amp; Argument Passing </text:h>
      <text:p text:style-name="Text_20_body">This section of our 1000+ Java MCQs focuses on overloading methods &amp; argument passing in Java Programming Language.</text:p>
      <text:p text:style-name="Text_20_body">1. What is process of defining two or more methods within same class that have same name but different parameters declaration?<text:line-break/>a) method overloading<text:line-break/>b) method overriding<text:line-break/>c) method hiding<text:line-break/>d) none of the mentioned<text:line-break/><text:bookmark text:name="id9274"/>View Answer</text:p>
      <text:section text:style-name="Sect1" text:name="target-id9274">
        <text:p text:style-name="Text_20_body">Answer: a<text:line-break/>Explanation: Two or more methods can have same name as long as their parameters declaration is different, the methods are said to be overloaded and process is called method overloading. Method overloading is a way by which Java implements polymorphism.<text:line-break/></text:p>
      </text:section>
      <text:p text:style-name="Text_20_body">2. Which of these can be overloaded?<text:line-break/>a) Methods<text:line-break/>b) Constructors<text:line-break/><text:soft-page-break/>c) All of the mentioned<text:line-break/>d) None of the mentioned<text:line-break/><text:bookmark text:name="id8056"/>View Answer</text:p>
      <text:section text:style-name="Sect1" text:name="target-id8056">
        <text:p text:style-name="Text_20_body">Answer: c<text:line-break/>Explanation: None.<text:line-break/></text:p>
      </text:section>
      <text:p text:style-name="Text_20_body">3. Which of these is correct about passing an argument by call-by-value process?<text:line-break/>a) Copy of argument is made into the formal parameter of the subroutine<text:line-break/>b) Reference to original argument is passed to formal parameter of the subroutine<text:line-break/>c) Copy of argument is made into the formal parameter of the subroutine and changes made on parameters of subroutine have effect on original argument<text:line-break/>d) Reference to original argument is passed to formal parameter of the subroutine and changes made on parameters of subroutine have effect on original argument<text:line-break/><text:bookmark text:name="id8267"/>View Answer</text:p>
      <text:section text:style-name="Sect1" text:name="target-id8267">
        <text:p text:style-name="Text_20_body">Answer: a<text:line-break/>Explanation: When we pass an argument by call-by-value a copy of argument is made into the formal parameter of the subroutine and changes made on parameters of subroutine have no effect on original argument, they remain the same.<text:line-break/></text:p>
      </text:section>
      <text:p text:style-name="Text_20_body">4. What is the process of defining a method in terms of itself, that is a method that calls itself?<text:line-break/>a) Polymorphism<text:line-break/>b) Abstraction<text:line-break/>c) Encapsulation<text:line-break/>d) Recursion<text:line-break/><text:bookmark text:name="id2640"/>View Answer</text:p>
      <text:section text:style-name="Sect1" text:name="target-id2640">
        <text:p text:style-name="Text_20_body">Answer: d<text:line-break/>Explanation: None.<text:line-break/></text:p>
      </text:section>
      <text:p text:style-name="Text_20_body">5. What is the output of the following code?</text:p>
      <text:list xml:id="list6931782102488013653" text:style-name="L10">
        <text:list-item>
          <text:p text:style-name="P10">class San</text:p>
        </text:list-item>
        <text:list-item>
          <text:p text:style-name="P10">{</text:p>
        </text:list-item>
        <text:list-item>
          <text:p text:style-name="P10"><text:s/>public void m1 (int i,float f)</text:p>
        </text:list-item>
        <text:list-item>
          <text:p text:style-name="P10"><text:s/>{</text:p>
        </text:list-item>
        <text:list-item>
          <text:p text:style-name="P10"><text:s text:c="2"/>System.out.println(" int float method");</text:p>
        </text:list-item>
        <text:list-item>
          <text:p text:style-name="P10"><text:s/>}</text:p>
        </text:list-item>
        <text:list-item>
          <text:p text:style-name="P10"> </text:p>
        </text:list-item>
        <text:list-item>
          <text:p text:style-name="P10"><text:s/>public void m1(float f,int i);</text:p>
        </text:list-item>
        <text:list-item>
          <text:p text:style-name="P10"><text:soft-page-break/><text:s text:c="2"/>{</text:p>
        </text:list-item>
        <text:list-item>
          <text:p text:style-name="P10"><text:s text:c="2"/>System.out.println("float int method");</text:p>
        </text:list-item>
        <text:list-item>
          <text:p text:style-name="P10"><text:s text:c="2"/>}</text:p>
        </text:list-item>
        <text:list-item>
          <text:p text:style-name="P10"> </text:p>
        </text:list-item>
        <text:list-item>
          <text:p text:style-name="P10"><text:s text:c="2"/>public static void main(String[]args)</text:p>
        </text:list-item>
        <text:list-item>
          <text:p text:style-name="P10"><text:s text:c="2"/>{</text:p>
        </text:list-item>
        <text:list-item>
          <text:p text:style-name="P10"><text:s text:c="4"/>San s=new San();</text:p>
        </text:list-item>
        <text:list-item>
          <text:p text:style-name="P10"><text:s text:c="8"/>s.m1(20,20);</text:p>
        </text:list-item>
        <text:list-item>
          <text:p text:style-name="P10"><text:s text:c="2"/>}</text:p>
        </text:list-item>
        <text:list-item>
          <text:p text:style-name="P10">}</text:p>
        </text:list-item>
      </text:list>
      <text:p text:style-name="Text_20_body">a) int float method<text:line-break/>b) float int method<text:line-break/>c) compile time error<text:line-break/>d) run time error<text:line-break/><text:bookmark text:name="id6567"/>View Answer</text:p>
      <text:section text:style-name="Sect1" text:name="target-id6567">
        <text:p text:style-name="Text_20_body">Answer: c<text:line-break/>Explanation: While resolving overloaded method, compiler automatically promotes if exact match is not found. But in this case, which one to promote is an ambiguity.<text:line-break/></text:p>
      </text:section>
      <text:p text:style-name="Text_20_body">6. What is the output of this program?</text:p>
      <text:list xml:id="list6046765628895868770" text:style-name="L11">
        <text:list-item>
          <text:p text:style-name="P11"><text:s text:c="4"/>class overload </text:p>
        </text:list-item>
        <text:list-item>
          <text:p text:style-name="P11"><text:s text:c="4"/>{</text:p>
        </text:list-item>
        <text:list-item>
          <text:p text:style-name="P11"><text:s text:c="8"/>int x;</text:p>
        </text:list-item>
        <text:list-item>
          <text:p text:style-name="P11"><text:s text:c="8"/>int y;</text:p>
        </text:list-item>
        <text:list-item>
          <text:p text:style-name="P11"><text:s text:c="8"/>void add(int a) </text:p>
        </text:list-item>
        <text:list-item>
          <text:p text:style-name="P11"><text:s text:c="8"/>{</text:p>
        </text:list-item>
        <text:list-item>
          <text:p text:style-name="P11"><text:s text:c="12"/>x = <text:s/>a + 1;</text:p>
        </text:list-item>
        <text:list-item>
          <text:p text:style-name="P11"><text:s text:c="8"/>}</text:p>
        </text:list-item>
        <text:list-item>
          <text:p text:style-name="P11"><text:s text:c="8"/>void add(int a, int b)</text:p>
        </text:list-item>
        <text:list-item>
          <text:p text:style-name="P11"><text:s text:c="8"/>{</text:p>
        </text:list-item>
        <text:list-item>
          <text:p text:style-name="P11"><text:s text:c="12"/>x = <text:s/>a + 2;</text:p>
        </text:list-item>
        <text:list-item>
          <text:p text:style-name="P11"><text:soft-page-break/><text:s text:c="8"/>} <text:s text:c="7"/></text:p>
        </text:list-item>
        <text:list-item>
          <text:p text:style-name="P11"><text:s text:c="4"/>} <text:s text:c="3"/></text:p>
        </text:list-item>
        <text:list-item>
          <text:p text:style-name="P11"><text:s text:c="4"/>class Overload_methods </text:p>
        </text:list-item>
        <text:list-item>
          <text:p text:style-name="P11"><text:s text:c="4"/>{</text:p>
        </text:list-item>
        <text:list-item>
          <text:p text:style-name="P11"><text:s text:c="8"/>public static void main(String args[])</text:p>
        </text:list-item>
        <text:list-item>
          <text:p text:style-name="P11"><text:s text:c="8"/>{</text:p>
        </text:list-item>
        <text:list-item>
          <text:p text:style-name="P11"><text:s text:c="12"/>overload obj = new overload(); <text:s text:c="2"/></text:p>
        </text:list-item>
        <text:list-item>
          <text:p text:style-name="P11"><text:s text:c="12"/>int a = 0;</text:p>
        </text:list-item>
        <text:list-item>
          <text:p text:style-name="P11"><text:s text:c="12"/>obj.add(6);</text:p>
        </text:list-item>
        <text:list-item>
          <text:p text:style-name="P11"><text:s text:c="12"/>System.out.println(obj.x); <text:s text:c="4"/></text:p>
        </text:list-item>
        <text:list-item>
          <text:p text:style-name="P11"><text:s text:c="8"/>}</text:p>
        </text:list-item>
        <text:list-item>
          <text:p text:style-name="P11"><text:s text:c="3"/>}</text:p>
        </text:list-item>
      </text:list>
      <text:p text:style-name="Text_20_body">a) 5<text:line-break/>b) 6<text:line-break/>c) 7<text:line-break/>d) 8<text:line-break/><text:bookmark text:name="id9734"/>View Answer</text:p>
      <text:section text:style-name="Sect1" text:name="target-id9734">
        <text:p text:style-name="Text_20_body">Answer: c<text:line-break/>Explanation: None.<text:line-break/>output:<text:line-break/>$ javac Overload_methods.java<text:line-break/>$ java Overload_methods<text:line-break/>7<text:line-break/></text:p>
      </text:section>
      <text:p text:style-name="Text_20_body">7. What is the output of this program?</text:p>
      <text:list xml:id="list683441141845142803" text:style-name="L12">
        <text:list-item>
          <text:p text:style-name="P12"><text:s text:c="4"/>class overload </text:p>
        </text:list-item>
        <text:list-item>
          <text:p text:style-name="P12"><text:s text:c="4"/>{</text:p>
        </text:list-item>
        <text:list-item>
          <text:p text:style-name="P12"><text:s text:c="8"/>int x;</text:p>
        </text:list-item>
        <text:list-item>
          <text:p text:style-name="P12"><text:s text:c="8"/>int y;</text:p>
        </text:list-item>
        <text:list-item>
          <text:p text:style-name="P12"><text:s text:c="8"/>void add(int a)</text:p>
        </text:list-item>
        <text:list-item>
          <text:p text:style-name="P12"><text:s text:c="8"/>{</text:p>
        </text:list-item>
        <text:list-item>
          <text:p text:style-name="P12"><text:s text:c="12"/>x = <text:s/>a + 1;</text:p>
        </text:list-item>
        <text:list-item>
          <text:p text:style-name="P12"><text:soft-page-break/><text:s text:c="8"/>}</text:p>
        </text:list-item>
        <text:list-item>
          <text:p text:style-name="P12"><text:s text:c="8"/>void add(int a , int b)</text:p>
        </text:list-item>
        <text:list-item>
          <text:p text:style-name="P12"><text:s text:c="8"/>{</text:p>
        </text:list-item>
        <text:list-item>
          <text:p text:style-name="P12"><text:s text:c="12"/>x = <text:s/>a + 2;</text:p>
        </text:list-item>
        <text:list-item>
          <text:p text:style-name="P12"><text:s text:c="8"/>} <text:s text:c="7"/></text:p>
        </text:list-item>
        <text:list-item>
          <text:p text:style-name="P12"><text:s text:c="4"/>} <text:s text:c="3"/></text:p>
        </text:list-item>
        <text:list-item>
          <text:p text:style-name="P12"><text:s text:c="4"/>class Overload_methods </text:p>
        </text:list-item>
        <text:list-item>
          <text:p text:style-name="P12"><text:s text:c="4"/>{</text:p>
        </text:list-item>
        <text:list-item>
          <text:p text:style-name="P12"><text:s text:c="8"/>public static void main(String args[])</text:p>
        </text:list-item>
        <text:list-item>
          <text:p text:style-name="P12"><text:s text:c="8"/>{</text:p>
        </text:list-item>
        <text:list-item>
          <text:p text:style-name="P12"><text:s text:c="12"/>overload obj = new overload(); <text:s text:c="2"/></text:p>
        </text:list-item>
        <text:list-item>
          <text:p text:style-name="P12"><text:s text:c="12"/>int a = 0;</text:p>
        </text:list-item>
        <text:list-item>
          <text:p text:style-name="P12"><text:s text:c="12"/>obj.add(6, 7);</text:p>
        </text:list-item>
        <text:list-item>
          <text:p text:style-name="P12"><text:s text:c="12"/>System.out.println(obj.x); <text:s text:c="4"/></text:p>
        </text:list-item>
        <text:list-item>
          <text:p text:style-name="P12"><text:s text:c="8"/>}</text:p>
        </text:list-item>
        <text:list-item>
          <text:p text:style-name="P12"><text:s text:c="4"/>}</text:p>
        </text:list-item>
      </text:list>
      <text:p text:style-name="Text_20_body">a) 6<text:line-break/>b) 7<text:line-break/>c) 8<text:line-break/>d) 9<text:line-break/><text:bookmark text:name="id6073"/>View Answer</text:p>
      <text:section text:style-name="Sect1" text:name="target-id6073">
        <text:p text:style-name="Text_20_body">Answer: c<text:line-break/>Explanation: None.<text:line-break/>output:<text:line-break/>$ javac Overload_methods.java<text:line-break/>$ java Overload_methods<text:line-break/>8<text:line-break/></text:p>
      </text:section>
      <text:p text:style-name="Text_20_body">8. What is the output of this program?</text:p>
      <text:list xml:id="list8050213329078323057" text:style-name="L13">
        <text:list-item>
          <text:p text:style-name="P13"><text:s text:c="3"/>class overload </text:p>
        </text:list-item>
        <text:list-item>
          <text:p text:style-name="P13"><text:s text:c="3"/>{</text:p>
        </text:list-item>
        <text:list-item>
          <text:p text:style-name="P13"><text:s text:c="8"/>int x;</text:p>
        </text:list-item>
        <text:list-item>
          <text:p text:style-name="P13"><text:soft-page-break/><text:s text:c="8"/>double y;</text:p>
        </text:list-item>
        <text:list-item>
          <text:p text:style-name="P13"><text:s text:c="8"/>void add(int a , int b) </text:p>
        </text:list-item>
        <text:list-item>
          <text:p text:style-name="P13"><text:s text:c="8"/>{</text:p>
        </text:list-item>
        <text:list-item>
          <text:p text:style-name="P13"><text:s text:c="12"/>x = a + b;</text:p>
        </text:list-item>
        <text:list-item>
          <text:p text:style-name="P13"><text:s text:c="8"/>}</text:p>
        </text:list-item>
        <text:list-item>
          <text:p text:style-name="P13"><text:s text:c="8"/>void add(double c , double d)</text:p>
        </text:list-item>
        <text:list-item>
          <text:p text:style-name="P13"><text:s text:c="8"/>{</text:p>
        </text:list-item>
        <text:list-item>
          <text:p text:style-name="P13"><text:s text:c="12"/>y = c + d;</text:p>
        </text:list-item>
        <text:list-item>
          <text:p text:style-name="P13"><text:s text:c="8"/>}</text:p>
        </text:list-item>
        <text:list-item>
          <text:p text:style-name="P13"><text:s text:c="8"/>overload() </text:p>
        </text:list-item>
        <text:list-item>
          <text:p text:style-name="P13"><text:s text:c="8"/>{</text:p>
        </text:list-item>
        <text:list-item>
          <text:p text:style-name="P13"><text:s text:c="12"/>this.x = 0;</text:p>
        </text:list-item>
        <text:list-item>
          <text:p text:style-name="P13"><text:s text:c="12"/>this.y = 0;</text:p>
        </text:list-item>
        <text:list-item>
          <text:p text:style-name="P13"><text:s text:c="8"/>} <text:s text:c="7"/></text:p>
        </text:list-item>
        <text:list-item>
          <text:p text:style-name="P13"><text:s text:c="4"/>} <text:s text:c="3"/></text:p>
        </text:list-item>
        <text:list-item>
          <text:p text:style-name="P13"><text:s text:c="4"/>class Overload_methods </text:p>
        </text:list-item>
        <text:list-item>
          <text:p text:style-name="P13"><text:s text:c="4"/>{</text:p>
        </text:list-item>
        <text:list-item>
          <text:p text:style-name="P13"><text:s text:c="8"/>public static void main(String args[])</text:p>
        </text:list-item>
        <text:list-item>
          <text:p text:style-name="P13"><text:s text:c="8"/>{</text:p>
        </text:list-item>
        <text:list-item>
          <text:p text:style-name="P13"><text:s text:c="12"/>overload obj = new overload(); <text:s text:c="2"/></text:p>
        </text:list-item>
        <text:list-item>
          <text:p text:style-name="P13"><text:s text:c="12"/>int a = 2;</text:p>
        </text:list-item>
        <text:list-item>
          <text:p text:style-name="P13"><text:s text:c="12"/>double b = 3.2;</text:p>
        </text:list-item>
        <text:list-item>
          <text:p text:style-name="P13"><text:s text:c="12"/>obj.add(a, a);</text:p>
        </text:list-item>
        <text:list-item>
          <text:p text:style-name="P13"><text:s text:c="12"/>obj.add(b, b);</text:p>
        </text:list-item>
        <text:list-item>
          <text:p text:style-name="P13"><text:s text:c="12"/>System.out.println(obj.x + " " + obj.y); <text:s text:c="4"/></text:p>
        </text:list-item>
        <text:list-item>
          <text:p text:style-name="P13"><text:s text:c="8"/>}</text:p>
        </text:list-item>
        <text:list-item>
          <text:p text:style-name="P13"><text:s text:c="3"/>}</text:p>
        </text:list-item>
      </text:list>
      <text:p text:style-name="Text_20_body">a) 6 6<text:line-break/>b) 6.4 6.4<text:line-break/><text:soft-page-break/>c) 6.4 6<text:line-break/>d) 4 6.4<text:line-break/><text:bookmark text:name="id8860"/>View Answer</text:p>
      <text:section text:style-name="Sect1" text:name="target-id8860">
        <text:p text:style-name="Text_20_body">Answer: d<text:line-break/>Explanation: For obj.add(a,a); ,the function in line number 4 gets executed and value of x is 4. For the next function call, the function in line number 7 gets executed and value of y is 6.4<text:line-break/>output:<text:line-break/>$ javac Overload_methods.java<text:line-break/>$ java Overload_methods<text:line-break/>4 6.4<text:line-break/></text:p>
      </text:section>
      <text:p text:style-name="Text_20_body">9. What is the output of this program?</text:p>
      <text:list xml:id="list83361212762004583" text:style-name="L14">
        <text:list-item>
          <text:p text:style-name="P14"><text:s text:c="4"/>class test </text:p>
        </text:list-item>
        <text:list-item>
          <text:p text:style-name="P14"><text:s text:c="4"/>{</text:p>
        </text:list-item>
        <text:list-item>
          <text:p text:style-name="P14"><text:s text:c="8"/>int a;</text:p>
        </text:list-item>
        <text:list-item>
          <text:p text:style-name="P14"><text:s text:c="8"/>int b;</text:p>
        </text:list-item>
        <text:list-item>
          <text:p text:style-name="P14"><text:s text:c="8"/>void meth(int i , int j) </text:p>
        </text:list-item>
        <text:list-item>
          <text:p text:style-name="P14"><text:s text:c="8"/>{</text:p>
        </text:list-item>
        <text:list-item>
          <text:p text:style-name="P14"><text:s text:c="12"/>i *= 2;</text:p>
        </text:list-item>
        <text:list-item>
          <text:p text:style-name="P14"><text:s text:c="12"/>j /= 2;</text:p>
        </text:list-item>
        <text:list-item>
          <text:p text:style-name="P14"><text:s text:c="8"/>} <text:s text:c="9"/></text:p>
        </text:list-item>
        <text:list-item>
          <text:p text:style-name="P14"><text:s text:c="4"/>} <text:s text:c="3"/></text:p>
        </text:list-item>
        <text:list-item>
          <text:p text:style-name="P14"><text:s text:c="4"/>class Output </text:p>
        </text:list-item>
        <text:list-item>
          <text:p text:style-name="P14"><text:s text:c="4"/>{</text:p>
        </text:list-item>
        <text:list-item>
          <text:p text:style-name="P14"><text:s text:c="8"/>public static void main(String args[])</text:p>
        </text:list-item>
        <text:list-item>
          <text:p text:style-name="P14"><text:s text:c="8"/>{</text:p>
        </text:list-item>
        <text:list-item>
          <text:p text:style-name="P14"><text:s text:c="12"/>test obj = new test();</text:p>
        </text:list-item>
        <text:list-item>
          <text:p text:style-name="P14"><text:s text:c="12"/>int a = 10;</text:p>
        </text:list-item>
        <text:list-item>
          <text:p text:style-name="P14"><text:s text:c="12"/>int b = 20; <text:s text:c="12"/></text:p>
        </text:list-item>
        <text:list-item>
          <text:p text:style-name="P14"><text:s text:c="12"/>obj.meth(a , b);</text:p>
        </text:list-item>
        <text:list-item>
          <text:p text:style-name="P14"><text:s text:c="12"/>System.out.println(a + " " + b); <text:s text:c="7"/></text:p>
        </text:list-item>
        <text:list-item>
          <text:p text:style-name="P14"><text:s text:c="8"/>} </text:p>
        </text:list-item>
        <text:list-item>
          <text:p text:style-name="P14"><text:soft-page-break/><text:s text:c="4"/>}</text:p>
        </text:list-item>
      </text:list>
      <text:p text:style-name="Text_20_body">a) 10 20<text:line-break/>b) 20 10<text:line-break/>c) 20 40<text:line-break/>d) 40 20<text:line-break/><text:bookmark text:name="id7692"/>View Answer</text:p>
      <text:section text:style-name="Sect1" text:name="target-id7692">
        <text:p text:style-name="Text_20_body">Answer: a<text:line-break/>Explanation: Variables a &amp; b are passed by value, copy of their values are made on formal parameters of function meth() that is i &amp; j. Therefore changes done on i &amp; j are not reflected back on original arguments. a &amp; b remain 10 &amp; 20 respectively.<text:line-break/>output:<text:line-break/>$ javac Output.java<text:line-break/>$ java Output<text:line-break/>10 20<text:line-break/></text:p>
      </text:section>
      <text:p text:style-name="Text_20_body">10. What is the output of this program?</text:p>
      <text:list xml:id="list2301820525493859076" text:style-name="L15">
        <text:list-item>
          <text:p text:style-name="P15"><text:s text:c="4"/>class test </text:p>
        </text:list-item>
        <text:list-item>
          <text:p text:style-name="P15"><text:s text:c="4"/>{</text:p>
        </text:list-item>
        <text:list-item>
          <text:p text:style-name="P15"><text:s text:c="8"/>int a;</text:p>
        </text:list-item>
        <text:list-item>
          <text:p text:style-name="P15"><text:s text:c="8"/>int b;</text:p>
        </text:list-item>
        <text:list-item>
          <text:p text:style-name="P15"><text:s text:c="8"/>test(int i, int j) </text:p>
        </text:list-item>
        <text:list-item>
          <text:p text:style-name="P15"><text:s text:c="8"/>{</text:p>
        </text:list-item>
        <text:list-item>
          <text:p text:style-name="P15"><text:s text:c="12"/>a = i;</text:p>
        </text:list-item>
        <text:list-item>
          <text:p text:style-name="P15"><text:s text:c="12"/>b = j;</text:p>
        </text:list-item>
        <text:list-item>
          <text:p text:style-name="P15"><text:s text:c="8"/>}</text:p>
        </text:list-item>
        <text:list-item>
          <text:p text:style-name="P15"><text:s text:c="8"/>void meth(test o) </text:p>
        </text:list-item>
        <text:list-item>
          <text:p text:style-name="P15"><text:s text:c="8"/>{</text:p>
        </text:list-item>
        <text:list-item>
          <text:p text:style-name="P15"><text:s text:c="12"/>o.a *= 2;</text:p>
        </text:list-item>
        <text:list-item>
          <text:p text:style-name="P15"><text:s text:c="12"/>O.b /= 2;</text:p>
        </text:list-item>
        <text:list-item>
          <text:p text:style-name="P15"><text:s text:c="8"/>} <text:s text:c="9"/></text:p>
        </text:list-item>
        <text:list-item>
          <text:p text:style-name="P15"><text:s text:c="4"/>} <text:s text:c="3"/></text:p>
        </text:list-item>
        <text:list-item>
          <text:p text:style-name="P15"><text:s text:c="4"/>class Output </text:p>
        </text:list-item>
        <text:list-item>
          <text:p text:style-name="P15"><text:s text:c="4"/>{</text:p>
        </text:list-item>
        <text:list-item>
          <text:p text:style-name="P15"><text:soft-page-break/><text:s text:c="8"/>public static void main(String args[])</text:p>
        </text:list-item>
        <text:list-item>
          <text:p text:style-name="P15"><text:s text:c="8"/>{</text:p>
        </text:list-item>
        <text:list-item>
          <text:p text:style-name="P15"><text:s text:c="12"/>test obj = new test(10 , 20);</text:p>
        </text:list-item>
        <text:list-item>
          <text:p text:style-name="P15"><text:s text:c="12"/>obj.meth(obj);</text:p>
        </text:list-item>
        <text:list-item>
          <text:p text:style-name="P15"><text:s text:c="12"/>System.out.println(obj.a + " " + obj.b); <text:s text:c="7"/></text:p>
        </text:list-item>
        <text:list-item>
          <text:p text:style-name="P15"><text:s text:c="8"/>} </text:p>
        </text:list-item>
        <text:list-item>
          <text:p text:style-name="P15"><text:s text:c="4"/>}</text:p>
        </text:list-item>
      </text:list>
      <text:p text:style-name="Text_20_body">a) 10 20<text:line-break/>b) 20 10<text:line-break/>c) 20 40<text:line-break/>d) 40 20<text:line-break/><text:bookmark text:name="id9116"/>View Answer</text:p>
      <text:section text:style-name="Sect1" text:name="target-id9116">
        <text:p text:style-name="Text_20_body">Answer: b<text:line-break/>Explanation: Class objects are always passed by reference, therefore changes done are reflected back on original arguments. obj.meth(obj) sends object obj as parameter whose variables a &amp; b are multiplied and divided by 2 respectively by meth() function of class test. a &amp; b becomes 20 &amp; 10 respectively.<text:line-break/>output:<text:line-break/>$ javac Output.java<text:line-break/>$ java Output<text:line-break/>20 10</text:p>
      </text:section>
      <text:h text:style-name="Heading_20_1" text:outline-level="1">Java Questions &amp; Answers – Access Control – 1 </text:h>
      <text:p text:style-name="Text_20_body">This section of our 1000+ Java MCQs focuses on access control of Java Programming Language.</text:p>
      <text:p text:style-name="Text_20_body">1. Which of these access specifiers must be used for main() method?<text:line-break/>a) private<text:line-break/>b) public<text:line-break/>c) protected<text:line-break/>d) none of the mentioned<text:line-break/><text:bookmark text:name="id8739"/>View Answer</text:p>
      <text:section text:style-name="Sect1" text:name="target-id8739">
        <text:p text:style-name="Text_20_body">Answer: b<text:line-break/>Explanation: main() method must be specified public as it called by Java run time system, outside of the program. If no access specifier is used then by default member is public within its own package &amp; cannot be accessed by Java run time system.<text:line-break/></text:p>
      </text:section>
      <text:p text:style-name="Text_20_body"><text:soft-page-break/>2. Which of these is used to access member of class before object of that class is created?<text:line-break/>a) public<text:line-break/>b) private<text:line-break/>c) static<text:line-break/>d) protected<text:line-break/><text:bookmark text:name="id1166"/>View Answer</text:p>
      <text:section text:style-name="Sect1" text:name="target-id1166">
        <text:p text:style-name="Text_20_body">Answer: c<text:line-break/>Explanation: None.<text:line-break/></text:p>
      </text:section>
      <text:p text:style-name="Text_20_body">3. Which of these is used as default for a member of a class if no access specifier is used for it?<text:line-break/>a) private<text:line-break/>b) public<text:line-break/>c) public, within its own package<text:line-break/>d) protected<text:line-break/><text:bookmark text:name="id1399"/>View Answer</text:p>
      <text:section text:style-name="Sect1" text:name="target-id1399">
        <text:p text:style-name="Text_20_body">Answer: a<text:line-break/>Explanation: When we pass an argument by call-by-value a copy of argument is made into the formal parameter of the subroutine and changes made on parameters of subroutine have no effect on original argument, they remain the same.<text:line-break/></text:p>
      </text:section>
      <text:p text:style-name="Text_20_body">4. What is the process by which we can control what parts of a program can access the members of a class?<text:line-break/>a) Polymorphism<text:line-break/>b) Abstraction<text:line-break/>c) Encapsulation<text:line-break/>d) Recursion<text:line-break/><text:bookmark text:name="id9023"/>View Answer</text:p>
      <text:section text:style-name="Sect1" text:name="target-id9023">
        <text:p text:style-name="Text_20_body">Answer: c<text:line-break/>Explanation: None.<text:line-break/></text:p>
      </text:section>
      <text:p text:style-name="Text_20_body">5. Which of the following statements are incorrect?<text:line-break/>a) public members of class can be accessed by any code in the program<text:line-break/>b) private members of class can only be accessed by other members of the class<text:line-break/>c) private members of class can be inherited by a sub class, and become protected members in sub class<text:line-break/>d) protected members of a class can be inherited by a sub class, and become private members of the sub class<text:line-break/><text:bookmark text:name="id7641"/>View Answer</text:p>
      <text:section text:style-name="Sect1" text:name="target-id7641">
        <text:p text:style-name="Text_20_body">Answer: c<text:line-break/>Explanation: private members of a class can not be inherited by a sub class.<text:line-break/></text:p>
      </text:section>
      <text:p text:style-name="Text_20_body"><text:soft-page-break/>6. What is the output of this program?</text:p>
      <text:list xml:id="list1355724071241026118" text:style-name="L16">
        <text:list-item>
          <text:p text:style-name="P16"><text:s text:c="4"/>class access</text:p>
        </text:list-item>
        <text:list-item>
          <text:p text:style-name="P16"><text:s text:c="4"/>{</text:p>
        </text:list-item>
        <text:list-item>
          <text:p text:style-name="P16"><text:s text:c="8"/>public int x;</text:p>
        </text:list-item>
        <text:list-item>
          <text:p text:style-name="P16"><text:s text:c="8"/>private int y;</text:p>
        </text:list-item>
        <text:list-item>
          <text:p text:style-name="P16"><text:s text:c="8"/>void cal(int a, int b)</text:p>
        </text:list-item>
        <text:list-item>
          <text:p text:style-name="P16"><text:s text:c="8"/>{</text:p>
        </text:list-item>
        <text:list-item>
          <text:p text:style-name="P16"><text:s text:c="12"/>x = <text:s/>a + 1;</text:p>
        </text:list-item>
        <text:list-item>
          <text:p text:style-name="P16"><text:s text:c="12"/>y = <text:s/>b;</text:p>
        </text:list-item>
        <text:list-item>
          <text:p text:style-name="P16"><text:s text:c="8"/>} <text:s text:c="7"/></text:p>
        </text:list-item>
        <text:list-item>
          <text:p text:style-name="P16"><text:s text:c="4"/>} <text:s text:c="3"/></text:p>
        </text:list-item>
        <text:list-item>
          <text:p text:style-name="P16"><text:s text:c="4"/>class access_specifier </text:p>
        </text:list-item>
        <text:list-item>
          <text:p text:style-name="P16"><text:s text:c="4"/>{</text:p>
        </text:list-item>
        <text:list-item>
          <text:p text:style-name="P16"><text:s text:c="8"/>public static void main(String args[])</text:p>
        </text:list-item>
        <text:list-item>
          <text:p text:style-name="P16"><text:s text:c="8"/>{</text:p>
        </text:list-item>
        <text:list-item>
          <text:p text:style-name="P16"><text:s text:c="12"/>access obj = new access(); <text:s text:c="2"/></text:p>
        </text:list-item>
        <text:list-item>
          <text:p text:style-name="P16"><text:s text:c="12"/>obj.cal(2, 3);</text:p>
        </text:list-item>
        <text:list-item>
          <text:p text:style-name="P16"><text:s text:c="12"/>System.out.println(obj.x + " " + obj.y); <text:s text:c="4"/></text:p>
        </text:list-item>
        <text:list-item>
          <text:p text:style-name="P16"><text:s text:c="8"/>}</text:p>
        </text:list-item>
        <text:list-item>
          <text:p text:style-name="P16"><text:s text:c="3"/>}</text:p>
        </text:list-item>
      </text:list>
      <text:p text:style-name="Text_20_body">a) 3 3<text:line-break/>b) 2 3<text:line-break/>c) Runtime Error<text:line-break/>d) Compilation Error<text:line-break/><text:bookmark text:name="id3182"/>View Answer</text:p>
      <text:section text:style-name="Sect1" text:name="target-id3182">
        <text:p text:style-name="Text_20_body">Answer: c<text:line-break/>Explanation: None.<text:line-break/>output:<text:line-break/>$ javac access_specifier.java<text:line-break/>Exception in thread “main” java.lang.Error: Unresolved compilation problem:<text:line-break/>The field access.y is not visible<text:line-break/></text:p>
      </text:section>
      <text:p text:style-name="Text_20_body"><text:soft-page-break/>7. What is the output of this program?</text:p>
      <text:list xml:id="list4522691917377626038" text:style-name="L17">
        <text:list-item>
          <text:p text:style-name="P17"><text:s text:c="4"/>class access</text:p>
        </text:list-item>
        <text:list-item>
          <text:p text:style-name="P17"><text:s text:c="4"/>{</text:p>
        </text:list-item>
        <text:list-item>
          <text:p text:style-name="P17"><text:s text:c="8"/>public int x;</text:p>
        </text:list-item>
        <text:list-item>
          <text:p text:style-name="P17"><text:s text:c="8"/>private int y;</text:p>
        </text:list-item>
        <text:list-item>
          <text:p text:style-name="P17"><text:s text:c="8"/>void cal(int a, int b)</text:p>
        </text:list-item>
        <text:list-item>
          <text:p text:style-name="P17"><text:s text:c="8"/>{</text:p>
        </text:list-item>
        <text:list-item>
          <text:p text:style-name="P17"><text:s text:c="12"/>x = <text:s/>a + 1;</text:p>
        </text:list-item>
        <text:list-item>
          <text:p text:style-name="P17"><text:s text:c="12"/>y = <text:s/>b;</text:p>
        </text:list-item>
        <text:list-item>
          <text:p text:style-name="P17"><text:s text:c="8"/>} <text:s text:c="2"/></text:p>
        </text:list-item>
        <text:list-item>
          <text:p text:style-name="P17"><text:s text:c="8"/>void print() </text:p>
        </text:list-item>
        <text:list-item>
          <text:p text:style-name="P17"><text:s text:c="8"/>{</text:p>
        </text:list-item>
        <text:list-item>
          <text:p text:style-name="P17"><text:s text:c="12"/>system.out.println(" " + y); <text:s text:c="4"/></text:p>
        </text:list-item>
        <text:list-item>
          <text:p text:style-name="P17"><text:s text:c="8"/>} </text:p>
        </text:list-item>
        <text:list-item>
          <text:p text:style-name="P17"><text:s text:c="4"/>} <text:s text:c="2"/></text:p>
        </text:list-item>
        <text:list-item>
          <text:p text:style-name="P17"><text:s text:c="4"/>class access_specifier </text:p>
        </text:list-item>
        <text:list-item>
          <text:p text:style-name="P17"><text:s text:c="4"/>{</text:p>
        </text:list-item>
        <text:list-item>
          <text:p text:style-name="P17"><text:s text:c="8"/>public static void main(String args[])</text:p>
        </text:list-item>
        <text:list-item>
          <text:p text:style-name="P17"><text:s text:c="8"/>{</text:p>
        </text:list-item>
        <text:list-item>
          <text:p text:style-name="P17"><text:s text:c="12"/>access obj = new access(); <text:s text:c="2"/></text:p>
        </text:list-item>
        <text:list-item>
          <text:p text:style-name="P17"><text:s text:c="12"/>obj.cal(2, 3);</text:p>
        </text:list-item>
        <text:list-item>
          <text:p text:style-name="P17"><text:s text:c="12"/>System.out.println(obj.x);</text:p>
        </text:list-item>
        <text:list-item>
          <text:p text:style-name="P17"><text:s text:c="12"/>obj.print(); <text:s text:c="4"/></text:p>
        </text:list-item>
        <text:list-item>
          <text:p text:style-name="P17"><text:s text:c="8"/>}</text:p>
        </text:list-item>
        <text:list-item>
          <text:p text:style-name="P17"><text:s text:c="3"/>}</text:p>
        </text:list-item>
      </text:list>
      <text:p text:style-name="Text_20_body">a) 2 3<text:line-break/>b) 3 3<text:line-break/>c) Runtime Error<text:line-break/>d) Compilation Error<text:line-break/><text:bookmark text:name="id1941"/>View Answer</text:p>
      <text:section text:style-name="Sect1" text:name="target-id1941">
        <text:p text:style-name="Text_20_body"><text:soft-page-break/>Answer: b<text:line-break/>Explanation: None.<text:line-break/>output:<text:line-break/>$ javac access_specifier.java<text:line-break/>$ java access_specifier<text:line-break/>3 3<text:line-break/></text:p>
      </text:section>
      <text:p text:style-name="Text_20_body">8. What is the output of this program?</text:p>
      <text:list xml:id="list1356091763733501930" text:style-name="L18">
        <text:list-item>
          <text:p text:style-name="P18"><text:s text:c="4"/>class static_out </text:p>
        </text:list-item>
        <text:list-item>
          <text:p text:style-name="P18"><text:s text:c="4"/>{</text:p>
        </text:list-item>
        <text:list-item>
          <text:p text:style-name="P18"><text:s text:c="8"/>static int x;</text:p>
        </text:list-item>
        <text:list-item>
          <text:p text:style-name="P18"><text:s text:c="8"/>static int y;</text:p>
        </text:list-item>
        <text:list-item>
          <text:p text:style-name="P18"><text:s text:c="8"/>void add(int a, int b)</text:p>
        </text:list-item>
        <text:list-item>
          <text:p text:style-name="P18"><text:s text:c="8"/>{</text:p>
        </text:list-item>
        <text:list-item>
          <text:p text:style-name="P18"><text:s text:c="12"/>x = a + b;</text:p>
        </text:list-item>
        <text:list-item>
          <text:p text:style-name="P18"><text:s text:c="12"/>y = x + b;</text:p>
        </text:list-item>
        <text:list-item>
          <text:p text:style-name="P18"><text:s text:c="8"/>}</text:p>
        </text:list-item>
        <text:list-item>
          <text:p text:style-name="P18"><text:s text:c="4"/>} <text:s text:c="3"/></text:p>
        </text:list-item>
        <text:list-item>
          <text:p text:style-name="P18"><text:s text:c="4"/>class static_use </text:p>
        </text:list-item>
        <text:list-item>
          <text:p text:style-name="P18"><text:s text:c="4"/>{</text:p>
        </text:list-item>
        <text:list-item>
          <text:p text:style-name="P18"><text:s text:c="8"/>public static void main(String args[])</text:p>
        </text:list-item>
        <text:list-item>
          <text:p text:style-name="P18"><text:s text:c="8"/>{</text:p>
        </text:list-item>
        <text:list-item>
          <text:p text:style-name="P18"><text:s text:c="12"/>static_out obj1 = new static_out();</text:p>
        </text:list-item>
        <text:list-item>
          <text:p text:style-name="P18"><text:s text:c="12"/>static_out obj2 = new static_out(); <text:s text:c="2"/></text:p>
        </text:list-item>
        <text:list-item>
          <text:p text:style-name="P18"><text:s text:c="12"/>int a = 2;</text:p>
        </text:list-item>
        <text:list-item>
          <text:p text:style-name="P18"><text:s text:c="12"/>obj1.add(a, a + 1);</text:p>
        </text:list-item>
        <text:list-item>
          <text:p text:style-name="P18"><text:s text:c="12"/>obj2.add(5, a);</text:p>
        </text:list-item>
        <text:list-item>
          <text:p text:style-name="P18"><text:s text:c="12"/>System.out.println(obj1.x + " " + obj2.y); <text:s text:c="4"/></text:p>
        </text:list-item>
        <text:list-item>
          <text:p text:style-name="P18"><text:s text:c="8"/>}</text:p>
        </text:list-item>
        <text:list-item>
          <text:p text:style-name="P18"><text:s text:c="3"/>}</text:p>
        </text:list-item>
      </text:list>
      <text:p text:style-name="Text_20_body"><text:soft-page-break/>a) 7 7<text:line-break/>b) 6 6<text:line-break/>c) 7 9<text:line-break/>d) 9 7<text:line-break/><text:bookmark text:name="id4090"/>View Answer</text:p>
      <text:section text:style-name="Sect1" text:name="target-id4090">
        <text:p text:style-name="Text_20_body">Answer: c<text:line-break/>Explanation: None.<text:line-break/>output:<text:line-break/>$ javac static_use.java<text:line-break/>$ java static_use<text:line-break/>6 6.4<text:line-break/></text:p>
      </text:section>
      <text:p text:style-name="Text_20_body">9. Which of these access specifier must be used for class so that it can be inherited by another sub class?<text:line-break/>a) public<text:line-break/>b) private<text:line-break/>c) protected<text:line-break/>d) none of the mentioned<text:line-break/><text:bookmark text:name="id6329"/>View Answer</text:p>
      <text:section text:style-name="Sect1" text:name="target-id6329">
        <text:p text:style-name="Text_20_body">Answer: a<text:line-break/>Explanation: None.<text:line-break/></text:p>
      </text:section>
      <text:p text:style-name="Text_20_body">10. What is the output of this program?</text:p>
      <text:list xml:id="list8522041234357238663" text:style-name="L19">
        <text:list-item>
          <text:p text:style-name="P19"><text:s text:c="4"/>class test </text:p>
        </text:list-item>
        <text:list-item>
          <text:p text:style-name="P19"><text:s text:c="4"/>{</text:p>
        </text:list-item>
        <text:list-item>
          <text:p text:style-name="P19"><text:s text:c="8"/>int a;</text:p>
        </text:list-item>
        <text:list-item>
          <text:p text:style-name="P19"><text:s text:c="8"/>int b;</text:p>
        </text:list-item>
        <text:list-item>
          <text:p text:style-name="P19"><text:s text:c="8"/>test(int i, int j) </text:p>
        </text:list-item>
        <text:list-item>
          <text:p text:style-name="P19"><text:s text:c="8"/>{</text:p>
        </text:list-item>
        <text:list-item>
          <text:p text:style-name="P19"><text:s text:c="12"/>a = i;</text:p>
        </text:list-item>
        <text:list-item>
          <text:p text:style-name="P19"><text:s text:c="12"/>b = j;</text:p>
        </text:list-item>
        <text:list-item>
          <text:p text:style-name="P19"><text:s text:c="8"/>}</text:p>
        </text:list-item>
        <text:list-item>
          <text:p text:style-name="P19"><text:s text:c="8"/>void meth(test o) </text:p>
        </text:list-item>
        <text:list-item>
          <text:p text:style-name="P19"><text:s text:c="8"/>{</text:p>
        </text:list-item>
        <text:list-item>
          <text:p text:style-name="P19"><text:s text:c="12"/>o.a *= 2;</text:p>
        </text:list-item>
        <text:list-item>
          <text:p text:style-name="P19"><text:soft-page-break/><text:s text:c="12"/>O.b /= 2;</text:p>
        </text:list-item>
        <text:list-item>
          <text:p text:style-name="P19"><text:s text:c="8"/>} <text:s text:c="9"/></text:p>
        </text:list-item>
        <text:list-item>
          <text:p text:style-name="P19"><text:s text:c="4"/>} <text:s text:c="3"/></text:p>
        </text:list-item>
        <text:list-item>
          <text:p text:style-name="P19"><text:s text:c="4"/>class Output </text:p>
        </text:list-item>
        <text:list-item>
          <text:p text:style-name="P19"><text:s text:c="4"/>{</text:p>
        </text:list-item>
        <text:list-item>
          <text:p text:style-name="P19"><text:s text:c="8"/>public static void main(String args[])</text:p>
        </text:list-item>
        <text:list-item>
          <text:p text:style-name="P19"><text:s text:c="8"/>{</text:p>
        </text:list-item>
        <text:list-item>
          <text:p text:style-name="P19"><text:s text:c="12"/>test obj = new test(10 , 20);</text:p>
        </text:list-item>
        <text:list-item>
          <text:p text:style-name="P19"><text:s text:c="12"/>obj.meth(obj);</text:p>
        </text:list-item>
        <text:list-item>
          <text:p text:style-name="P19"><text:s text:c="12"/>System.out.println(obj.a + " " + obj.b); <text:s text:c="7"/></text:p>
        </text:list-item>
        <text:list-item>
          <text:p text:style-name="P19"><text:s text:c="8"/>} </text:p>
        </text:list-item>
        <text:list-item>
          <text:p text:style-name="P19"><text:s text:c="4"/>}</text:p>
        </text:list-item>
      </text:list>
      <text:p text:style-name="Text_20_body">a) 10 20<text:line-break/>b) 20 10<text:line-break/>c) 20 40<text:line-break/>d) 40 20<text:line-break/><text:bookmark text:name="id3369"/>View Answer</text:p>
      <text:section text:style-name="Sect1" text:name="target-id3369">
        <text:p text:style-name="Text_20_body">Answer: b<text:line-break/>Explanation: Class objects are always passed by reference, therefore changes done are reflected back on original arguments. obj.meth(obj) sends object obj as parameter whose variables a &amp; b are multiplied and divided by 2 respectively by meth() function of class test. a &amp; b becomes 20 &amp; 10 respectively.<text:line-break/>output:<text:line-break/>$ javac Output.java<text:line-break/>$ java Output<text:line-break/>20 10</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7:07:27.915837662</meta:creation-date>
    <dc:date>2018-06-09T17:16:35.720348642</dc:date>
    <meta:editing-duration>PT9M6S</meta:editing-duration>
    <meta:editing-cycles>4</meta:editing-cycles>
    <meta:generator>LibreOffice/5.1.6.2$Linux_X86_64 LibreOffice_project/10m0$Build-2</meta:generator>
    <meta:document-statistic meta:table-count="0" meta:image-count="0" meta:object-count="0" meta:page-count="32" meta:paragraph-count="576" meta:word-count="4779" meta:character-count="29065" meta:non-whitespace-character-count="21672"/>
  </office:meta>
</office:document-meta>
</file>